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5.05354166666667cm"/>
    </style:style>
    <style:style style:name="co2" style:family="table-column">
      <style:table-column-properties fo:break-before="auto" style:column-width="3.06916666666667cm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1.32291666666667cm"/>
    </style:style>
    <style:style style:name="co5" style:family="table-column">
      <style:table-column-properties fo:break-before="auto" style:column-width="1.37583333333333cm"/>
    </style:style>
    <style:style style:name="co6" style:family="table-column">
      <style:table-column-properties fo:break-before="auto" style:column-width="8.09625cm"/>
    </style:style>
    <style:style style:name="co7" style:family="table-column">
      <style:table-column-properties fo:break-before="auto" style:column-width="12.9910416666667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2.03729166666667cm"/>
    </style:style>
    <style:style style:name="co10" style:family="table-column">
      <style:table-column-properties fo:break-before="auto" style:column-width="0.978958333333333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1.74625cm"/>
    </style:style>
    <style:style style:name="co14" style:family="table-column">
      <style:table-column-properties fo:break-before="auto" style:column-width="1.95791666666667cm"/>
    </style:style>
    <style:style style:name="co15" style:family="table-column">
      <style:table-column-properties fo:break-before="auto" style:column-width="2.16958333333333cm"/>
    </style:style>
    <style:style style:name="co16" style:family="table-column">
      <style:table-column-properties fo:break-before="auto" style:column-width="1.64041666666667cm"/>
    </style:style>
    <style:style style:name="co17" style:family="table-column">
      <style:table-column-properties fo:break-before="auto" style:column-width="1.85208333333333cm"/>
    </style:style>
    <style:style style:name="co18" style:family="table-column">
      <style:table-column-properties fo:break-before="auto" style:column-width="2.69875cm"/>
    </style:style>
    <style:style style:name="co19" style:family="table-column">
      <style:table-column-properties fo:break-before="auto" style:column-width="2.19604166666667cm"/>
    </style:style>
    <style:style style:name="co20" style:family="table-column">
      <style:table-column-properties fo:break-before="auto" style:column-width="2.40770833333333cm"/>
    </style:style>
    <style:style style:name="co2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nergy-storage-databas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21" table:number-columns-repeated="16360" table:default-cell-style-name="ce1"/>
        <table:table-row table:style-name="ro1">
          <table:table-cell office:value-type="string" table:style-name="ce1">
            <text:p>technology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sourc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ref_size_MW</text:p>
          </table:table-cell>
          <table:table-cell office:value-type="string" table:style-name="ce1">
            <text:p>EP_ratio_h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currency_year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carrier_store</text:p>
          </table:table-cell>
          <table:table-cell office:value-type="string" table:style-name="ce1">
            <text:p>carrier_in</text:p>
          </table:table-cell>
          <table:table-cell office:value-type="string" table:style-name="ce1">
            <text:p>carrier_out</text:p>
          </table:table-cell>
          <table:table-cell office:value-type="string" table:style-name="ce1">
            <text:p>p_store_bar</text:p>
          </table:table-cell>
          <table:table-cell office:value-type="string" table:style-name="ce1">
            <text:p>p_in_bar</text:p>
          </table:table-cell>
          <table:table-cell office:value-type="string" table:style-name="ce1">
            <text:p>p_out_bar</text:p>
          </table:table-cell>
          <table:table-cell office:value-type="string" table:style-name="ce1">
            <text:p>t_store_celsius</text:p>
          </table:table-cell>
          <table:table-cell office:value-type="string" table:style-name="ce1">
            <text:p>t_in_celsius</text:p>
          </table:table-cell>
          <table:table-cell office:value-type="string" table:style-name="ce1">
            <text:p>t_out_celsius</text:p>
          </table:table-cell>
          <table:table-cell office:value-type="string" table:style-name="ce1">
            <text:p>purity_store</text:p>
          </table:table-cell>
          <table:table-cell office:value-type="string" table:style-name="ce1">
            <text:p>purity_in</text:p>
          </table:table-cell>
          <table:table-cell office:value-type="string" table:style-name="ce1">
            <text:p>purity_out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Lithium-Ion-LFP-Energy</text:p>
          </table:table-cell>
          <table:table-cell office:value-type="string" table:style-name="ce1">
            <text:p>investment</text:p>
          </table:table-cell>
          <table:table-cell office:value-type="float" office:value="109.45" table:style-name="ce1">
            <text:p>109.4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thium-Ion-LFP-Energy</text:p>
          </table:table-cell>
          <table:table-cell office:value-type="string" table:style-name="ce1">
            <text:p>investment</text:p>
          </table:table-cell>
          <table:table-cell office:value-type="float" office:value="27.57" table:style-name="ce1">
            <text:p>27.5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thium-Ion-LFP-Power</text:p>
          </table:table-cell>
          <table:table-cell office:value-type="string" table:style-name="ce1">
            <text:p>investment</text:p>
          </table:table-cell>
          <table:table-cell office:value-type="float" office:value="64.62" table:style-name="ce1">
            <text:p>64.6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thium-Ion-LFP-Power</text:p>
          </table:table-cell>
          <table:table-cell office:value-type="string" table:style-name="ce1">
            <text:p>investment</text:p>
          </table:table-cell>
          <table:table-cell office:value-type="float" office:value="5.78" table:style-name="ce1">
            <text:p>5.78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thium-Ion-LFP-Energy</text:p>
          </table:table-cell>
          <table:table-cell office:value-type="string" table:style-name="ce1">
            <text:p>investment</text:p>
          </table:table-cell>
          <table:table-cell office:value-type="float" office:value="35.19" table:style-name="ce1">
            <text:p>35.1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thium-Ion-LFP-Energy</text:p>
          </table:table-cell>
          <table:table-cell office:value-type="string" table:style-name="ce1">
            <text:p>investment</text:p>
          </table:table-cell>
          <table:table-cell office:value-type="float" office:value="42.26" table:style-name="ce1">
            <text:p>42.2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thium-Ion-LFP-Energy</text:p>
          </table:table-cell>
          <table:table-cell office:value-type="string" table:style-name="ce1">
            <text:p>investment</text:p>
          </table:table-cell>
          <table:table-cell office:value-type="float" office:value="50.71" table:style-name="ce1">
            <text:p>50.71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thium-Ion-LFP-Power</text:p>
          </table:table-cell>
          <table:table-cell office:value-type="string" table:style-name="ce1">
            <text:p>investment</text:p>
          </table:table-cell>
          <table:table-cell office:value-type="float" office:value="21.05" table:style-name="ce1">
            <text:p>21.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thium-Ion-LFP-Energy</text:p>
          </table:table-cell>
          <table:table-cell office:value-type="string" table:style-name="ce1">
            <text:p>FOM</text:p>
          </table:table-cell>
          <table:table-cell office:value-type="float" office:value="0.118551" table:formula="of:=([.C3])*0.0043" table:style-name="ce1">
            <text:p>0.118551</text:p>
          </table:table-cell>
          <table:table-cell office:value-type="string" table:style-name="ce1">
            <text:p>$/kWh-year</text:p>
          </table:table-cell>
          <table:table-cell table:style-name="ce1"/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thium-Ion-LFP-Power</text:p>
          </table:table-cell>
          <table:table-cell office:value-type="string" table:style-name="ce1">
            <text:p>FOM</text:p>
          </table:table-cell>
          <table:table-cell office:value-type="float" office:value="19.385999999999999" table:formula="of:=([.C4])*0.3" table:style-name="ce1">
            <text:p>19.386</text:p>
          </table:table-cell>
          <table:table-cell office:value-type="string" table:style-name="ce1">
            <text:p>$/kW-year</text:p>
          </table:table-cell>
          <table:table-cell table:style-name="ce1"/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thium-Ion-LFP-Energy</text:p>
          </table:table-cell>
          <table:table-cell office:value-type="string" table:style-name="ce1">
            <text:p>decommissioning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thium-Ion-LFP-Power</text:p>
          </table:table-cell>
          <table:table-cell office:value-type="string" table:style-name="ce1">
            <text:p>efficiency</text:p>
          </table:table-cell>
          <table:table-cell office:value-type="float" office:value="0.91934759476489603" table:style-name="ce1">
            <text:p>0.91934759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452^0.5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thium-Ion-LFP-Power</text:p>
          </table:table-cell>
          <table:table-cell office:value-type="string" table:style-name="ce1">
            <text:p>lifetim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thium-Ion-LFP-Energy</text:p>
          </table:table-cell>
          <table:table-cell office:value-type="string" table:style-name="ce1">
            <text:p>lifetim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Lithium-Ion-LFP-Energy</text:p>
          </table:table-cell>
          <table:table-cell office:value-type="string" table:style-name="ce1">
            <text:p>investment</text:p>
          </table:table-cell>
          <table:table-cell office:value-type="float" office:value="167.25" table:style-name="ce1">
            <text:p>167.2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thium-Ion-LFP-Energy</text:p>
          </table:table-cell>
          <table:table-cell office:value-type="string" table:style-name="ce1">
            <text:p>investment</text:p>
          </table:table-cell>
          <table:table-cell office:value-type="float" office:value="36.92" table:style-name="ce1">
            <text:p>36.9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LFP-Power</text:p>
          </table:table-cell>
          <table:table-cell office:value-type="string" table:style-name="ce1">
            <text:p>investment</text:p>
          </table:table-cell>
          <table:table-cell office:value-type="float" office:value="73.05" table:style-name="ce1">
            <text:p>73.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LFP-Power</text:p>
          </table:table-cell>
          <table:table-cell office:value-type="string" table:style-name="ce1">
            <text:p>investment</text:p>
          </table:table-cell>
          <table:table-cell office:value-type="float" office:value="7.75" table:style-name="ce1">
            <text:p>7.7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LFP-Energy</text:p>
          </table:table-cell>
          <table:table-cell office:value-type="string" table:style-name="ce1">
            <text:p>investment</text:p>
          </table:table-cell>
          <table:table-cell office:value-type="float" office:value="41.48" table:style-name="ce1">
            <text:p>41.4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LFP-Energy</text:p>
          </table:table-cell>
          <table:table-cell office:value-type="string" table:style-name="ce1">
            <text:p>investment</text:p>
          </table:table-cell>
          <table:table-cell office:value-type="float" office:value="49.8" table:style-name="ce1">
            <text:p>49.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LFP-Energy</text:p>
          </table:table-cell>
          <table:table-cell office:value-type="string" table:style-name="ce1">
            <text:p>investment</text:p>
          </table:table-cell>
          <table:table-cell office:value-type="float" office:value="59.76" table:style-name="ce1">
            <text:p>59.7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LFP-Power</text:p>
          </table:table-cell>
          <table:table-cell office:value-type="string" table:style-name="ce1">
            <text:p>investment</text:p>
          </table:table-cell>
          <table:table-cell office:value-type="float" office:value="24.81" table:style-name="ce1">
            <text:p>24.8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LFP-Energy</text:p>
          </table:table-cell>
          <table:table-cell office:value-type="string" table:style-name="ce1">
            <text:p>FOM</text:p>
          </table:table-cell>
          <table:table-cell office:value-type="float" office:value="0.15875600000000001" table:formula="of:=([.C17])*0.0043" table:style-name="ce1">
            <text:p>0.158756</text:p>
          </table:table-cell>
          <table:table-cell office:value-type="string" table:style-name="ce1">
            <text:p>$/kWh-year</text:p>
          </table:table-cell>
          <table:table-cell table:style-name="ce1"/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LFP-Power</text:p>
          </table:table-cell>
          <table:table-cell office:value-type="string" table:style-name="ce1">
            <text:p>FOM</text:p>
          </table:table-cell>
          <table:table-cell office:value-type="float" office:value="21.914999999999999" table:formula="of:=([.C18])*0.3" table:style-name="ce1">
            <text:p>21.915</text:p>
          </table:table-cell>
          <table:table-cell office:value-type="string" table:style-name="ce1">
            <text:p>$/kW-year</text:p>
          </table:table-cell>
          <table:table-cell table:style-name="ce1"/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LFP-Energy</text:p>
          </table:table-cell>
          <table:table-cell office:value-type="string" table:style-name="ce1">
            <text:p>decommissioning</text:p>
          </table:table-cell>
          <table:table-cell office:value-type="float" office:value="2.65" table:style-name="ce1">
            <text:p>2.6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LFP-Power</text:p>
          </table:table-cell>
          <table:table-cell office:value-type="string" table:style-name="ce1">
            <text:p>efficiency</text:p>
          </table:table-cell>
          <table:table-cell office:value-type="float" office:value="0.90879040487892504" table:style-name="ce1">
            <text:p>0.90879040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259^0.5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LFP-Power</text:p>
          </table:table-cell>
          <table:table-cell office:value-type="string" table:style-name="ce1">
            <text:p>lifetim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LFP-Energy</text:p>
          </table:table-cell>
          <table:table-cell office:value-type="string" table:style-name="ce1">
            <text:p>lifetim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Lithium-Ion-NMC-Energy</text:p>
          </table:table-cell>
          <table:table-cell office:value-type="string" table:style-name="ce1">
            <text:p>investment</text:p>
          </table:table-cell>
          <table:table-cell office:value-type="float" office:value="129.37" table:style-name="ce1">
            <text:p>129.3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Energy</text:p>
          </table:table-cell>
          <table:table-cell office:value-type="string" table:style-name="ce1">
            <text:p>investment</text:p>
          </table:table-cell>
          <table:table-cell office:value-type="float" office:value="26.68" table:style-name="ce1">
            <text:p>26.6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Power</text:p>
          </table:table-cell>
          <table:table-cell office:value-type="string" table:style-name="ce1">
            <text:p>investment</text:p>
          </table:table-cell>
          <table:table-cell office:value-type="float" office:value="64.62" table:style-name="ce1">
            <text:p>64.6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Power</text:p>
          </table:table-cell>
          <table:table-cell office:value-type="string" table:style-name="ce1">
            <text:p>investment</text:p>
          </table:table-cell>
          <table:table-cell office:value-type="float" office:value="5.78" table:style-name="ce1">
            <text:p>5.78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Energy</text:p>
          </table:table-cell>
          <table:table-cell office:value-type="string" table:style-name="ce1">
            <text:p>investment</text:p>
          </table:table-cell>
          <table:table-cell office:value-type="float" office:value="40.159999999999997" table:style-name="ce1">
            <text:p>40.1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Energy</text:p>
          </table:table-cell>
          <table:table-cell office:value-type="string" table:style-name="ce1">
            <text:p>investment</text:p>
          </table:table-cell>
          <table:table-cell office:value-type="float" office:value="48.22" table:style-name="ce1">
            <text:p>48.2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Energy</text:p>
          </table:table-cell>
          <table:table-cell office:value-type="string" table:style-name="ce1">
            <text:p>investment</text:p>
          </table:table-cell>
          <table:table-cell office:value-type="float" office:value="57.86" table:style-name="ce1">
            <text:p>57.8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Power</text:p>
          </table:table-cell>
          <table:table-cell office:value-type="string" table:style-name="ce1">
            <text:p>investment</text:p>
          </table:table-cell>
          <table:table-cell office:value-type="float" office:value="21.05" table:style-name="ce1">
            <text:p>21.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Energy</text:p>
          </table:table-cell>
          <table:table-cell office:value-type="string" table:style-name="ce1">
            <text:p>FOM</text:p>
          </table:table-cell>
          <table:table-cell office:value-type="float" office:value="0.11472399999999999" table:formula="of:=([.C31])*0.0043" table:style-name="ce1">
            <text:p>0.114724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, =(C38+C39)*0.43/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Power</text:p>
          </table:table-cell>
          <table:table-cell office:value-type="string" table:style-name="ce1">
            <text:p>FOM</text:p>
          </table:table-cell>
          <table:table-cell office:value-type="float" office:value="19.385999999999999" table:formula="of:=([.C32])*0.3" table:style-name="ce1">
            <text:p>19.386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, =(C39)*0.3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Energy</text:p>
          </table:table-cell>
          <table:table-cell office:value-type="string" table:style-name="ce1">
            <text:p>decommissioning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Power</text:p>
          </table:table-cell>
          <table:table-cell office:value-type="string" table:style-name="ce1">
            <text:p>efficiency</text:p>
          </table:table-cell>
          <table:table-cell office:value-type="float" office:value="0.91934759476489603" table:style-name="ce1">
            <text:p>0.91934759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452^0.5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Power</text:p>
          </table:table-cell>
          <table:table-cell office:value-type="string" table:style-name="ce1">
            <text:p>lifetim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Energy</text:p>
          </table:table-cell>
          <table:table-cell office:value-type="string" table:style-name="ce1">
            <text:p>lifetim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Lithium-Ion-NMC-Energy</text:p>
          </table:table-cell>
          <table:table-cell office:value-type="string" table:style-name="ce1">
            <text:p>investment</text:p>
          </table:table-cell>
          <table:table-cell office:value-type="float" office:value="197.7" table:style-name="ce1">
            <text:p>197.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Energy</text:p>
          </table:table-cell>
          <table:table-cell office:value-type="string" table:style-name="ce1">
            <text:p>investment</text:p>
          </table:table-cell>
          <table:table-cell office:value-type="float" office:value="35.729999999999997" table:style-name="ce1">
            <text:p>35.7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Power</text:p>
          </table:table-cell>
          <table:table-cell office:value-type="string" table:style-name="ce1">
            <text:p>investment</text:p>
          </table:table-cell>
          <table:table-cell office:value-type="float" office:value="73.05" table:style-name="ce1">
            <text:p>73.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Power</text:p>
          </table:table-cell>
          <table:table-cell office:value-type="string" table:style-name="ce1">
            <text:p>investment</text:p>
          </table:table-cell>
          <table:table-cell office:value-type="float" office:value="7.75" table:style-name="ce1">
            <text:p>7.7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Energy</text:p>
          </table:table-cell>
          <table:table-cell office:value-type="string" table:style-name="ce1">
            <text:p>investment</text:p>
          </table:table-cell>
          <table:table-cell office:value-type="float" office:value="47.33" table:style-name="ce1">
            <text:p>47.3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Energy</text:p>
          </table:table-cell>
          <table:table-cell office:value-type="string" table:style-name="ce1">
            <text:p>investment</text:p>
          </table:table-cell>
          <table:table-cell office:value-type="float" office:value="56.82" table:style-name="ce1">
            <text:p>56.8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Energy</text:p>
          </table:table-cell>
          <table:table-cell office:value-type="string" table:style-name="ce1">
            <text:p>investment</text:p>
          </table:table-cell>
          <table:table-cell office:value-type="float" office:value="68.19" table:style-name="ce1">
            <text:p>68.1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Power</text:p>
          </table:table-cell>
          <table:table-cell office:value-type="string" table:style-name="ce1">
            <text:p>investment</text:p>
          </table:table-cell>
          <table:table-cell office:value-type="float" office:value="24.81" table:style-name="ce1">
            <text:p>24.8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Energy</text:p>
          </table:table-cell>
          <table:table-cell office:value-type="string" table:style-name="ce1">
            <text:p>FOM</text:p>
          </table:table-cell>
          <table:table-cell office:value-type="float" office:value="0.153639" table:formula="of:=([.C45])*0.0043" table:style-name="ce1">
            <text:p>0.153639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Power</text:p>
          </table:table-cell>
          <table:table-cell office:value-type="string" table:style-name="ce1">
            <text:p>FOM</text:p>
          </table:table-cell>
          <table:table-cell office:value-type="float" office:value="21.914999999999999" table:formula="of:=([.C46])*0.3" table:style-name="ce1">
            <text:p>21.915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Energy</text:p>
          </table:table-cell>
          <table:table-cell office:value-type="string" table:style-name="ce1">
            <text:p>decommissioning</text:p>
          </table:table-cell>
          <table:table-cell office:value-type="float" office:value="2.65" table:style-name="ce1">
            <text:p>2.6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Power</text:p>
          </table:table-cell>
          <table:table-cell office:value-type="string" table:style-name="ce1">
            <text:p>efficiency</text:p>
          </table:table-cell>
          <table:table-cell office:value-type="float" office:value="0.90879040487892504" table:style-name="ce1">
            <text:p>0.90879040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259^0.5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Power</text:p>
          </table:table-cell>
          <table:table-cell office:value-type="string" table:style-name="ce1">
            <text:p>lifetim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thium-Ion-NMC-Energy</text:p>
          </table:table-cell>
          <table:table-cell office:value-type="string" table:style-name="ce1">
            <text:p>lifetim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Lead-Acid-Energy</text:p>
          </table:table-cell>
          <table:table-cell office:value-type="string" table:style-name="ce1">
            <text:p>investment</text:p>
          </table:table-cell>
          <table:table-cell office:value-type="float" office:value="212.58" table:style-name="ce1">
            <text:p>212.5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Energy</text:p>
          </table:table-cell>
          <table:table-cell office:value-type="string" table:style-name="ce1">
            <text:p>investment</text:p>
          </table:table-cell>
          <table:table-cell office:value-type="float" office:value="33.75" table:style-name="ce1">
            <text:p>33.7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Power</text:p>
          </table:table-cell>
          <table:table-cell office:value-type="string" table:style-name="ce1">
            <text:p>investment</text:p>
          </table:table-cell>
          <table:table-cell office:value-type="float" office:value="117.65" table:style-name="ce1">
            <text:p>117.6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Power</text:p>
          </table:table-cell>
          <table:table-cell office:value-type="string" table:style-name="ce1">
            <text:p>investment</text:p>
          </table:table-cell>
          <table:table-cell office:value-type="float" office:value="5.79" table:style-name="ce1">
            <text:p>5.79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Energy</text:p>
          </table:table-cell>
          <table:table-cell office:value-type="string" table:style-name="ce1">
            <text:p>investment</text:p>
          </table:table-cell>
          <table:table-cell office:value-type="float" office:value="32.36" table:style-name="ce1">
            <text:p>32.3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Energy</text:p>
          </table:table-cell>
          <table:table-cell office:value-type="string" table:style-name="ce1">
            <text:p>investment</text:p>
          </table:table-cell>
          <table:table-cell office:value-type="float" office:value="35.42" table:style-name="ce1">
            <text:p>35.4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Energy</text:p>
          </table:table-cell>
          <table:table-cell office:value-type="string" table:style-name="ce1">
            <text:p>investment</text:p>
          </table:table-cell>
          <table:table-cell office:value-type="float" office:value="45.43" table:style-name="ce1">
            <text:p>45.4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Power</text:p>
          </table:table-cell>
          <table:table-cell office:value-type="string" table:style-name="ce1">
            <text:p>investment</text:p>
          </table:table-cell>
          <table:table-cell office:value-type="float" office:value="21.05" table:style-name="ce1">
            <text:p>21.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Energy</text:p>
          </table:table-cell>
          <table:table-cell office:value-type="string" table:style-name="ce1">
            <text:p>FOM</text:p>
          </table:table-cell>
          <table:table-cell office:value-type="float" office:value="0.91409400000000007" table:formula="of:=([.C58])*0.0043" table:style-name="ce1">
            <text:p>0.914094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Power</text:p>
          </table:table-cell>
          <table:table-cell office:value-type="string" table:style-name="ce1">
            <text:p>FOM</text:p>
          </table:table-cell>
          <table:table-cell office:value-type="float" office:value="35.295000000000002" table:formula="of:=([.C60])*0.3" table:style-name="ce1">
            <text:p>35.295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Energy</text:p>
          </table:table-cell>
          <table:table-cell office:value-type="string" table:style-name="ce1">
            <text:p>decommissioning</text:p>
          </table:table-cell>
          <table:table-cell office:value-type="float" office:value="12.04" table:style-name="ce1">
            <text:p>12.0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Power</text:p>
          </table:table-cell>
          <table:table-cell office:value-type="string" table:style-name="ce1">
            <text:p>efficiency</text:p>
          </table:table-cell>
          <table:table-cell office:value-type="float" office:value="0.88881944173155902" table:style-name="ce1">
            <text:p>0.88881944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452^0.5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Power</text:p>
          </table:table-cell>
          <table:table-cell office:value-type="string" table:style-name="ce1">
            <text:p>lifetim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Energy</text:p>
          </table:table-cell>
          <table:table-cell office:value-type="string" table:style-name="ce1">
            <text:p>lifetim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Lead-Acid-Energy</text:p>
          </table:table-cell>
          <table:table-cell office:value-type="string" table:style-name="ce1">
            <text:p>investment</text:p>
          </table:table-cell>
          <table:table-cell office:value-type="float" office:value="225.98" table:style-name="ce1">
            <text:p>225.9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Energy</text:p>
          </table:table-cell>
          <table:table-cell office:value-type="string" table:style-name="ce1">
            <text:p>investment</text:p>
          </table:table-cell>
          <table:table-cell office:value-type="float" office:value="45.2" table:style-name="ce1">
            <text:p>45.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Power</text:p>
          </table:table-cell>
          <table:table-cell office:value-type="string" table:style-name="ce1">
            <text:p>investment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Power</text:p>
          </table:table-cell>
          <table:table-cell office:value-type="string" table:style-name="ce1">
            <text:p>investment</text:p>
          </table:table-cell>
          <table:table-cell office:value-type="float" office:value="7.75" table:style-name="ce1">
            <text:p>7.7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Energy</text:p>
          </table:table-cell>
          <table:table-cell office:value-type="string" table:style-name="ce1">
            <text:p>investment</text:p>
          </table:table-cell>
          <table:table-cell office:value-type="float" office:value="38.14" table:style-name="ce1">
            <text:p>38.1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Energy</text:p>
          </table:table-cell>
          <table:table-cell office:value-type="string" table:style-name="ce1">
            <text:p>investment</text:p>
          </table:table-cell>
          <table:table-cell office:value-type="float" office:value="41.75" table:style-name="ce1">
            <text:p>41.7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Energy</text:p>
          </table:table-cell>
          <table:table-cell office:value-type="string" table:style-name="ce1">
            <text:p>investment</text:p>
          </table:table-cell>
          <table:table-cell office:value-type="float" office:value="53.54" table:style-name="ce1">
            <text:p>53.5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Power</text:p>
          </table:table-cell>
          <table:table-cell office:value-type="string" table:style-name="ce1">
            <text:p>investment</text:p>
          </table:table-cell>
          <table:table-cell office:value-type="float" office:value="24.81" table:style-name="ce1">
            <text:p>24.8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Energy</text:p>
          </table:table-cell>
          <table:table-cell office:value-type="string" table:style-name="ce1">
            <text:p>FOM</text:p>
          </table:table-cell>
          <table:table-cell office:value-type="float" office:value="0.97171399999999997" table:formula="of:=([.C72])*0.0043" table:style-name="ce1">
            <text:p>0.971714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Power</text:p>
          </table:table-cell>
          <table:table-cell office:value-type="string" table:style-name="ce1">
            <text:p>FOM</text:p>
          </table:table-cell>
          <table:table-cell office:value-type="float" office:value="39.9" table:formula="of:=([.C74])*0.3" table:style-name="ce1">
            <text:p>39.9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Energy</text:p>
          </table:table-cell>
          <table:table-cell office:value-type="string" table:style-name="ce1">
            <text:p>decommissioning</text:p>
          </table:table-cell>
          <table:table-cell office:value-type="float" office:value="16.89" table:style-name="ce1">
            <text:p>16.8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Power</text:p>
          </table:table-cell>
          <table:table-cell office:value-type="string" table:style-name="ce1">
            <text:p>efficiency</text:p>
          </table:table-cell>
          <table:table-cell office:value-type="float" office:value="0.88881944173155902" table:style-name="ce1">
            <text:p>0.88881944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259^0.5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Power</text:p>
          </table:table-cell>
          <table:table-cell office:value-type="string" table:style-name="ce1">
            <text:p>lifetim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ad-Acid-Energy</text:p>
          </table:table-cell>
          <table:table-cell office:value-type="string" table:style-name="ce1">
            <text:p>lifetim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Vanadium-Redox-Flow-Energy</text:p>
          </table:table-cell>
          <table:table-cell office:value-type="string" table:style-name="ce1">
            <text:p>investment</text:p>
          </table:table-cell>
          <table:table-cell office:value-type="float" office:value="157.79" table:style-name="ce1">
            <text:p>157.7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Energy</text:p>
          </table:table-cell>
          <table:table-cell office:value-type="string" table:style-name="ce1">
            <text:p>investment</text:p>
          </table:table-cell>
          <table:table-cell office:value-type="float" office:value="28.35" table:style-name="ce1">
            <text:p>28.3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Power</text:p>
          </table:table-cell>
          <table:table-cell office:value-type="string" table:style-name="ce1">
            <text:p>investment</text:p>
          </table:table-cell>
          <table:table-cell office:value-type="float" office:value="117.65" table:style-name="ce1">
            <text:p>117.6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Power</text:p>
          </table:table-cell>
          <table:table-cell office:value-type="string" table:style-name="ce1">
            <text:p>investment</text:p>
          </table:table-cell>
          <table:table-cell office:value-type="float" office:value="5.82" table:style-name="ce1">
            <text:p>5.8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Energy</text:p>
          </table:table-cell>
          <table:table-cell office:value-type="string" table:style-name="ce1">
            <text:p>investment</text:p>
          </table:table-cell>
          <table:table-cell office:value-type="float" office:value="29.72" table:style-name="ce1">
            <text:p>29.7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Energy</text:p>
          </table:table-cell>
          <table:table-cell office:value-type="string" table:style-name="ce1">
            <text:p>investment</text:p>
          </table:table-cell>
          <table:table-cell office:value-type="float" office:value="34.200000000000003" table:style-name="ce1">
            <text:p>34.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Energy</text:p>
          </table:table-cell>
          <table:table-cell office:value-type="string" table:style-name="ce1">
            <text:p>investment</text:p>
          </table:table-cell>
          <table:table-cell office:value-type="float" office:value="39.33" table:style-name="ce1">
            <text:p>39.3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Power</text:p>
          </table:table-cell>
          <table:table-cell office:value-type="string" table:style-name="ce1">
            <text:p>investment</text:p>
          </table:table-cell>
          <table:table-cell office:value-type="float" office:value="21.21" table:style-name="ce1">
            <text:p>21.2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Energy</text:p>
          </table:table-cell>
          <table:table-cell office:value-type="string" table:style-name="ce1">
            <text:p>FOM</text:p>
          </table:table-cell>
          <table:table-cell office:value-type="float" office:value="0.67849700000000002" table:formula="of:=([.C86])*0.0043" table:style-name="ce1">
            <text:p>0.678497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Power</text:p>
          </table:table-cell>
          <table:table-cell office:value-type="string" table:style-name="ce1">
            <text:p>FOM</text:p>
          </table:table-cell>
          <table:table-cell office:value-type="float" office:value="35.295000000000002" table:formula="of:=([.C88])*0.3" table:style-name="ce1">
            <text:p>35.295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Energy</text:p>
          </table:table-cell>
          <table:table-cell office:value-type="string" table:style-name="ce1">
            <text:p>decommissioning</text:p>
          </table:table-cell>
          <table:table-cell office:value-type="float" office:value="19.77" table:style-name="ce1">
            <text:p>19.7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Power</text:p>
          </table:table-cell>
          <table:table-cell office:value-type="string" table:style-name="ce1">
            <text:p>efficiency</text:p>
          </table:table-cell>
          <table:table-cell office:value-type="float" office:value="0.80622577482985502" table:style-name="ce1">
            <text:p>0.80622577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452^0.5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Power</text:p>
          </table:table-cell>
          <table:table-cell office:value-type="string" table:style-name="ce1">
            <text:p>lifetim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Energy</text:p>
          </table:table-cell>
          <table:table-cell office:value-type="string" table:style-name="ce1">
            <text:p>lifetim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Vanadium-Redox-Flow-Energy</text:p>
          </table:table-cell>
          <table:table-cell office:value-type="string" table:style-name="ce1">
            <text:p>investment</text:p>
          </table:table-cell>
          <table:table-cell office:value-type="float" office:value="189.83" table:style-name="ce1">
            <text:p>189.8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Energy</text:p>
          </table:table-cell>
          <table:table-cell office:value-type="string" table:style-name="ce1">
            <text:p>investment</text:p>
          </table:table-cell>
          <table:table-cell office:value-type="float" office:value="37.97" table:style-name="ce1">
            <text:p>37.9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Power</text:p>
          </table:table-cell>
          <table:table-cell office:value-type="string" table:style-name="ce1">
            <text:p>investment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Power</text:p>
          </table:table-cell>
          <table:table-cell office:value-type="string" table:style-name="ce1">
            <text:p>investment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Energy</text:p>
          </table:table-cell>
          <table:table-cell office:value-type="string" table:style-name="ce1">
            <text:p>investment</text:p>
          </table:table-cell>
          <table:table-cell office:value-type="float" office:value="35.03" table:style-name="ce1">
            <text:p>35.0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Energy</text:p>
          </table:table-cell>
          <table:table-cell office:value-type="string" table:style-name="ce1">
            <text:p>investment</text:p>
          </table:table-cell>
          <table:table-cell office:value-type="float" office:value="40.299999999999997" table:style-name="ce1">
            <text:p>40.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Energy</text:p>
          </table:table-cell>
          <table:table-cell office:value-type="string" table:style-name="ce1">
            <text:p>investment</text:p>
          </table:table-cell>
          <table:table-cell office:value-type="float" office:value="46.35" table:style-name="ce1">
            <text:p>46.3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Power</text:p>
          </table:table-cell>
          <table:table-cell office:value-type="string" table:style-name="ce1">
            <text:p>investment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Energy</text:p>
          </table:table-cell>
          <table:table-cell office:value-type="string" table:style-name="ce1">
            <text:p>FOM</text:p>
          </table:table-cell>
          <table:table-cell office:value-type="float" office:value="0.81626900000000002" table:formula="of:=([.C100])*0.0043" table:style-name="ce1">
            <text:p>0.816269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Power</text:p>
          </table:table-cell>
          <table:table-cell office:value-type="string" table:style-name="ce1">
            <text:p>FOM</text:p>
          </table:table-cell>
          <table:table-cell office:value-type="float" office:value="39.9" table:formula="of:=([.C102])*0.3" table:style-name="ce1">
            <text:p>39.9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Energy</text:p>
          </table:table-cell>
          <table:table-cell office:value-type="string" table:style-name="ce1">
            <text:p>decommissioning</text:p>
          </table:table-cell>
          <table:table-cell office:value-type="float" office:value="22.95" table:style-name="ce1">
            <text:p>22.9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Power</text:p>
          </table:table-cell>
          <table:table-cell office:value-type="string" table:style-name="ce1">
            <text:p>efficiency</text:p>
          </table:table-cell>
          <table:table-cell office:value-type="float" office:value="0.80622577482985502" table:style-name="ce1">
            <text:p>0.80622577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259^0.5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Power</text:p>
          </table:table-cell>
          <table:table-cell office:value-type="string" table:style-name="ce1">
            <text:p>lifetim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nadium-Redox-Flow-Energy</text:p>
          </table:table-cell>
          <table:table-cell office:value-type="string" table:style-name="ce1">
            <text:p>lifetim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i-Zn-Energy</text:p>
          </table:table-cell>
          <table:table-cell office:value-type="string" table:style-name="ce1">
            <text:p>investment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59 (p.81), Table 4.1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Energy</text:p>
          </table:table-cell>
          <table:table-cell office:value-type="string" table:style-name="ce1">
            <text:p>investmen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59 (p.81), Table 4.16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Power</text:p>
          </table:table-cell>
          <table:table-cell office:value-type="string" table:style-name="ce1">
            <text:p>investment</text:p>
          </table:table-cell>
          <table:table-cell office:value-type="float" office:value="64.62" table:style-name="ce1">
            <text:p>64.6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Power</text:p>
          </table:table-cell>
          <table:table-cell office:value-type="string" table:style-name="ce1">
            <text:p>investment</text:p>
          </table:table-cell>
          <table:table-cell office:value-type="float" office:value="5.78" table:style-name="ce1">
            <text:p>5.78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Energy</text:p>
          </table:table-cell>
          <table:table-cell office:value-type="string" table:style-name="ce1">
            <text:p>investment</text:p>
          </table:table-cell>
          <table:table-cell office:value-type="float" office:value="31.67" table:style-name="ce1">
            <text:p>31.6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Energy</text:p>
          </table:table-cell>
          <table:table-cell office:value-type="string" table:style-name="ce1">
            <text:p>investment</text:p>
          </table:table-cell>
          <table:table-cell office:value-type="float" office:value="38.03" table:style-name="ce1">
            <text:p>38.0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Energy</text:p>
          </table:table-cell>
          <table:table-cell office:value-type="string" table:style-name="ce1">
            <text:p>investment</text:p>
          </table:table-cell>
          <table:table-cell office:value-type="float" office:value="45.64" table:style-name="ce1">
            <text:p>45.6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Power</text:p>
          </table:table-cell>
          <table:table-cell office:value-type="string" table:style-name="ce1">
            <text:p>investment</text:p>
          </table:table-cell>
          <table:table-cell office:value-type="float" office:value="21.05" table:style-name="ce1">
            <text:p>21.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Energy</text:p>
          </table:table-cell>
          <table:table-cell office:value-type="string" table:style-name="ce1">
            <text:p>FOM</text:p>
          </table:table-cell>
          <table:table-cell office:value-type="float" office:value="0.6794" table:formula="of:=([.C114])*0.0043" table:style-name="ce1">
            <text:p>0.6794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Power</text:p>
          </table:table-cell>
          <table:table-cell office:value-type="string" table:style-name="ce1">
            <text:p>FOM</text:p>
          </table:table-cell>
          <table:table-cell office:value-type="float" office:value="8.5" table:style-name="ce1">
            <text:p>8.5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Table 4.22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Energy</text:p>
          </table:table-cell>
          <table:table-cell office:value-type="string" table:style-name="ce1">
            <text:p>decommissioning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Power</text:p>
          </table:table-cell>
          <table:table-cell office:value-type="string" table:style-name="ce1">
            <text:p>efficiency</text:p>
          </table:table-cell>
          <table:table-cell office:value-type="float" office:value="0.9" table:formula="of:=((0.75+0.87)/2)^0.5" table:style-name="ce1">
            <text:p>0.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((0.71+0.88)/2)^0.5, mean value of range, efficiency is not RTE but single way AC-store convers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Power</text:p>
          </table:table-cell>
          <table:table-cell office:value-type="string" table:style-name="ce1">
            <text:p>lifeti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Energy</text:p>
          </table:table-cell>
          <table:table-cell office:value-type="string" table:style-name="ce1">
            <text:p>lifeti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i-Zn-Energy</text:p>
          </table:table-cell>
          <table:table-cell office:value-type="string" table:style-name="ce1">
            <text:p>investment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59 (p.81), Table 4.13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Energy</text:p>
          </table:table-cell>
          <table:table-cell office:value-type="string" table:style-name="ce1">
            <text:p>investment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59 (p.81), Table 4.15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Power</text:p>
          </table:table-cell>
          <table:table-cell office:value-type="string" table:style-name="ce1">
            <text:p>investment</text:p>
          </table:table-cell>
          <table:table-cell office:value-type="float" office:value="73.05" table:style-name="ce1">
            <text:p>73.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Power</text:p>
          </table:table-cell>
          <table:table-cell office:value-type="string" table:style-name="ce1">
            <text:p>investment</text:p>
          </table:table-cell>
          <table:table-cell office:value-type="float" office:value="7.75" table:style-name="ce1">
            <text:p>7.7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Energy</text:p>
          </table:table-cell>
          <table:table-cell office:value-type="string" table:style-name="ce1">
            <text:p>investment</text:p>
          </table:table-cell>
          <table:table-cell office:value-type="float" office:value="41.48" table:style-name="ce1">
            <text:p>41.4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Energy</text:p>
          </table:table-cell>
          <table:table-cell office:value-type="string" table:style-name="ce1">
            <text:p>investment</text:p>
          </table:table-cell>
          <table:table-cell office:value-type="float" office:value="49.8" table:style-name="ce1">
            <text:p>49.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Energy</text:p>
          </table:table-cell>
          <table:table-cell office:value-type="string" table:style-name="ce1">
            <text:p>investment</text:p>
          </table:table-cell>
          <table:table-cell office:value-type="float" office:value="59.76" table:style-name="ce1">
            <text:p>59.7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Power</text:p>
          </table:table-cell>
          <table:table-cell office:value-type="string" table:style-name="ce1">
            <text:p>investment</text:p>
          </table:table-cell>
          <table:table-cell office:value-type="float" office:value="24.81" table:style-name="ce1">
            <text:p>24.8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Energy</text:p>
          </table:table-cell>
          <table:table-cell office:value-type="string" table:style-name="ce1">
            <text:p>FOM</text:p>
          </table:table-cell>
          <table:table-cell office:value-type="float" office:value="0.84709999999999996" table:formula="of:=([.C128])*0.0043" table:style-name="ce1">
            <text:p>0.8471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Power</text:p>
          </table:table-cell>
          <table:table-cell office:value-type="string" table:style-name="ce1">
            <text:p>FOM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Table 4.22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Energy</text:p>
          </table:table-cell>
          <table:table-cell office:value-type="string" table:style-name="ce1">
            <text:p>decommissioning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Power</text:p>
          </table:table-cell>
          <table:table-cell office:value-type="string" table:style-name="ce1">
            <text:p>efficiency</text:p>
          </table:table-cell>
          <table:table-cell office:value-type="float" office:value="0.89162772500635035" table:formula="of:=((0.71+0.88)/2)^0.5" table:style-name="ce1">
            <text:p>0.89162772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452^0.5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Power</text:p>
          </table:table-cell>
          <table:table-cell office:value-type="string" table:style-name="ce1">
            <text:p>lifeti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i-Zn-Energy</text:p>
          </table:table-cell>
          <table:table-cell office:value-type="string" table:style-name="ce1">
            <text:p>lifeti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Zn-Br-Flow-Energy</text:p>
          </table:table-cell>
          <table:table-cell office:value-type="string" table:style-name="ce1">
            <text:p>investment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59 (p.81), Table 4.1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Energy</text:p>
          </table:table-cell>
          <table:table-cell office:value-type="string" table:style-name="ce1">
            <text:p>investment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59 (p.81), Table 4.16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Power</text:p>
          </table:table-cell>
          <table:table-cell office:value-type="string" table:style-name="ce1">
            <text:p>investment</text:p>
          </table:table-cell>
          <table:table-cell office:value-type="float" office:value="64.62" table:style-name="ce1">
            <text:p>64.6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Power</text:p>
          </table:table-cell>
          <table:table-cell office:value-type="string" table:style-name="ce1">
            <text:p>investment</text:p>
          </table:table-cell>
          <table:table-cell office:value-type="float" office:value="5.78" table:style-name="ce1">
            <text:p>5.78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Energy</text:p>
          </table:table-cell>
          <table:table-cell office:value-type="string" table:style-name="ce1">
            <text:p>investment</text:p>
          </table:table-cell>
          <table:table-cell office:value-type="float" office:value="31.67" table:style-name="ce1">
            <text:p>31.6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Energy</text:p>
          </table:table-cell>
          <table:table-cell office:value-type="string" table:style-name="ce1">
            <text:p>investment</text:p>
          </table:table-cell>
          <table:table-cell office:value-type="float" office:value="38.03" table:style-name="ce1">
            <text:p>38.0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Energy</text:p>
          </table:table-cell>
          <table:table-cell office:value-type="string" table:style-name="ce1">
            <text:p>investment</text:p>
          </table:table-cell>
          <table:table-cell office:value-type="float" office:value="45.64" table:style-name="ce1">
            <text:p>45.6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Power</text:p>
          </table:table-cell>
          <table:table-cell office:value-type="string" table:style-name="ce1">
            <text:p>investment</text:p>
          </table:table-cell>
          <table:table-cell office:value-type="float" office:value="21.05" table:style-name="ce1">
            <text:p>21.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Energy</text:p>
          </table:table-cell>
          <table:table-cell office:value-type="string" table:style-name="ce1">
            <text:p>FOM</text:p>
          </table:table-cell>
          <table:table-cell office:value-type="float" office:value="1.1911" table:formula="of:=([.C142])*0.0043" table:style-name="ce1">
            <text:p>1.1911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Power</text:p>
          </table:table-cell>
          <table:table-cell office:value-type="string" table:style-name="ce1">
            <text:p>FOM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30% assumed of power components every 10 years, Table 4.2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Energy</text:p>
          </table:table-cell>
          <table:table-cell office:value-type="string" table:style-name="ce1">
            <text:p>decommissioning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Power</text:p>
          </table:table-cell>
          <table:table-cell office:value-type="string" table:style-name="ce1">
            <text:p>efficiency</text:p>
          </table:table-cell>
          <table:table-cell office:value-type="float" office:value="0.83066238629180744" table:formula="of:=0.69^0.5" table:style-name="ce1">
            <text:p>0.83066238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(0.69)^0.5, <text:s/>efficiency is not RTE but single way AC-store conversion</text:p>
          </table:table-cell>
          <table:table-cell office:value-type="string" table:style-name="ce1">
            <text:p>p.59 (p.81), Table 4.25,<text:s/>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Power</text:p>
          </table:table-cell>
          <table:table-cell office:value-type="string" table:style-name="ce1">
            <text:p>lifetim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, Table 4.27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Energy</text:p>
          </table:table-cell>
          <table:table-cell office:value-type="string" table:style-name="ce1">
            <text:p>lifetim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, Table 4.27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Zn-Br-Flow-Energy</text:p>
          </table:table-cell>
          <table:table-cell office:value-type="string" table:style-name="ce1">
            <text:p>investment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59 (p.81), Table 4.13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Energy</text:p>
          </table:table-cell>
          <table:table-cell office:value-type="string" table:style-name="ce1">
            <text:p>investment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59 (p.81), Table 4.15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Power</text:p>
          </table:table-cell>
          <table:table-cell office:value-type="string" table:style-name="ce1">
            <text:p>investment</text:p>
          </table:table-cell>
          <table:table-cell office:value-type="float" office:value="117.65" table:style-name="ce1">
            <text:p>117.6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Power</text:p>
          </table:table-cell>
          <table:table-cell office:value-type="string" table:style-name="ce1">
            <text:p>investment</text:p>
          </table:table-cell>
          <table:table-cell office:value-type="float" office:value="5.82" table:style-name="ce1">
            <text:p>5.8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Energy</text:p>
          </table:table-cell>
          <table:table-cell office:value-type="string" table:style-name="ce1">
            <text:p>investment</text:p>
          </table:table-cell>
          <table:table-cell office:value-type="float" office:value="29.72" table:style-name="ce1">
            <text:p>29.7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Energy</text:p>
          </table:table-cell>
          <table:table-cell office:value-type="string" table:style-name="ce1">
            <text:p>investment</text:p>
          </table:table-cell>
          <table:table-cell office:value-type="float" office:value="34.200000000000003" table:style-name="ce1">
            <text:p>34.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Energy</text:p>
          </table:table-cell>
          <table:table-cell office:value-type="string" table:style-name="ce1">
            <text:p>investment</text:p>
          </table:table-cell>
          <table:table-cell office:value-type="float" office:value="39.33" table:style-name="ce1">
            <text:p>39.3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Power</text:p>
          </table:table-cell>
          <table:table-cell office:value-type="string" table:style-name="ce1">
            <text:p>investment</text:p>
          </table:table-cell>
          <table:table-cell office:value-type="float" office:value="21.21" table:style-name="ce1">
            <text:p>21.2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Energy</text:p>
          </table:table-cell>
          <table:table-cell office:value-type="string" table:style-name="ce1">
            <text:p>FOM</text:p>
          </table:table-cell>
          <table:table-cell office:value-type="float" office:value="1.4878" table:formula="of:=([.C156])*0.0043" table:style-name="ce1">
            <text:p>1.4878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Power</text:p>
          </table:table-cell>
          <table:table-cell office:value-type="string" table:style-name="ce1">
            <text:p>FOM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30% assumed of power components every 10 years, Table 4.2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Energy</text:p>
          </table:table-cell>
          <table:table-cell office:value-type="string" table:style-name="ce1">
            <text:p>decommissioning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Power</text:p>
          </table:table-cell>
          <table:table-cell office:value-type="string" table:style-name="ce1">
            <text:p>efficiency</text:p>
          </table:table-cell>
          <table:table-cell office:value-type="float" office:value="0.80622577482985502" table:formula="of:=(0.65)^0.5" table:style-name="ce1">
            <text:p>0.80622577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(0.65)^0.5, <text:s/>efficiency is not RTE but single way AC-store conversion</text:p>
          </table:table-cell>
          <table:table-cell office:value-type="string" table:style-name="ce1">
            <text:p>p.59 (p.81), Table 4.25,<text:s/>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Power</text:p>
          </table:table-cell>
          <table:table-cell office:value-type="string" table:style-name="ce1">
            <text:p>lifetim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Flow-Energy</text:p>
          </table:table-cell>
          <table:table-cell office:value-type="string" table:style-name="ce1">
            <text:p>lifetim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Zn-Br-Nonflow-Energy</text:p>
          </table:table-cell>
          <table:table-cell office:value-type="string" table:style-name="ce1">
            <text:p>investment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59 (p.81), Table 4.1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Energy</text:p>
          </table:table-cell>
          <table:table-cell office:value-type="string" table:style-name="ce1">
            <text:p>investment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59 (p.81), Table 4.16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Power</text:p>
          </table:table-cell>
          <table:table-cell office:value-type="string" table:style-name="ce1">
            <text:p>investment</text:p>
          </table:table-cell>
          <table:table-cell office:value-type="float" office:value="117.65" table:style-name="ce1">
            <text:p>117.6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Power</text:p>
          </table:table-cell>
          <table:table-cell office:value-type="string" table:style-name="ce1">
            <text:p>investment</text:p>
          </table:table-cell>
          <table:table-cell office:value-type="float" office:value="5.82" table:style-name="ce1">
            <text:p>5.8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Energy</text:p>
          </table:table-cell>
          <table:table-cell office:value-type="string" table:style-name="ce1">
            <text:p>investment</text:p>
          </table:table-cell>
          <table:table-cell office:value-type="float" office:value="29.72" table:style-name="ce1">
            <text:p>29.7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Energy</text:p>
          </table:table-cell>
          <table:table-cell office:value-type="string" table:style-name="ce1">
            <text:p>investment</text:p>
          </table:table-cell>
          <table:table-cell office:value-type="float" office:value="34.200000000000003" table:style-name="ce1">
            <text:p>34.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Energy</text:p>
          </table:table-cell>
          <table:table-cell office:value-type="string" table:style-name="ce1">
            <text:p>investment</text:p>
          </table:table-cell>
          <table:table-cell office:value-type="float" office:value="39.33" table:style-name="ce1">
            <text:p>39.3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Power</text:p>
          </table:table-cell>
          <table:table-cell office:value-type="string" table:style-name="ce1">
            <text:p>investment</text:p>
          </table:table-cell>
          <table:table-cell office:value-type="float" office:value="21.21" table:style-name="ce1">
            <text:p>21.2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Energy</text:p>
          </table:table-cell>
          <table:table-cell office:value-type="string" table:style-name="ce1">
            <text:p>FOM</text:p>
          </table:table-cell>
          <table:table-cell office:value-type="float" office:value="0.60199999999999998" table:formula="of:=([.C170])*0.0043" table:style-name="ce1">
            <text:p>0.602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Power</text:p>
          </table:table-cell>
          <table:table-cell office:value-type="string" table:style-name="ce1">
            <text:p>FOM</text:p>
          </table:table-cell>
          <table:table-cell office:value-type="float" office:value="0.43" table:style-name="ce1">
            <text:p>0.43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Table 4.22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Energy</text:p>
          </table:table-cell>
          <table:table-cell office:value-type="string" table:style-name="ce1">
            <text:p>decommissioning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Power</text:p>
          </table:table-cell>
          <table:table-cell office:value-type="string" table:style-name="ce1">
            <text:p>efficiency</text:p>
          </table:table-cell>
          <table:table-cell office:value-type="float" office:value="0.88881944173155891" table:formula="of:=0.79^0.5" table:style-name="ce1">
            <text:p>0.88881944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<text:s/>(0.79)^0.5, <text:s/>efficiency is not RTE but single way AC-store conversion</text:p>
          </table:table-cell>
          <table:table-cell office:value-type="string" table:style-name="ce1">
            <text:p>p.59 (p.81), Table 4.25,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Power</text:p>
          </table:table-cell>
          <table:table-cell office:value-type="string" table:style-name="ce1">
            <text:p>lifeti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Energy</text:p>
          </table:table-cell>
          <table:table-cell office:value-type="string" table:style-name="ce1">
            <text:p>lifeti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Zn-Br-Nonflow-Energy</text:p>
          </table:table-cell>
          <table:table-cell office:value-type="string" table:style-name="ce1">
            <text:p>investment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59 (p.81), Table 4.13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Energy</text:p>
          </table:table-cell>
          <table:table-cell office:value-type="string" table:style-name="ce1">
            <text:p>investment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59 (p.81), Table 4.15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Power</text:p>
          </table:table-cell>
          <table:table-cell office:value-type="string" table:style-name="ce1">
            <text:p>investment</text:p>
          </table:table-cell>
          <table:table-cell office:value-type="float" office:value="117.65" table:style-name="ce1">
            <text:p>117.6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Power</text:p>
          </table:table-cell>
          <table:table-cell office:value-type="string" table:style-name="ce1">
            <text:p>investment</text:p>
          </table:table-cell>
          <table:table-cell office:value-type="float" office:value="5.82" table:style-name="ce1">
            <text:p>5.8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Energy</text:p>
          </table:table-cell>
          <table:table-cell office:value-type="string" table:style-name="ce1">
            <text:p>investment</text:p>
          </table:table-cell>
          <table:table-cell office:value-type="float" office:value="29.72" table:style-name="ce1">
            <text:p>29.7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Energy</text:p>
          </table:table-cell>
          <table:table-cell office:value-type="string" table:style-name="ce1">
            <text:p>investment</text:p>
          </table:table-cell>
          <table:table-cell office:value-type="float" office:value="34.200000000000003" table:style-name="ce1">
            <text:p>34.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Energy</text:p>
          </table:table-cell>
          <table:table-cell office:value-type="string" table:style-name="ce1">
            <text:p>investment</text:p>
          </table:table-cell>
          <table:table-cell office:value-type="float" office:value="39.33" table:style-name="ce1">
            <text:p>39.3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Power</text:p>
          </table:table-cell>
          <table:table-cell office:value-type="string" table:style-name="ce1">
            <text:p>investment</text:p>
          </table:table-cell>
          <table:table-cell office:value-type="float" office:value="21.21" table:style-name="ce1">
            <text:p>21.2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Energy</text:p>
          </table:table-cell>
          <table:table-cell office:value-type="string" table:style-name="ce1">
            <text:p>FOM</text:p>
          </table:table-cell>
          <table:table-cell office:value-type="float" office:value="0.75249999999999995" table:formula="of:=([.C184])*0.0043" table:style-name="ce1">
            <text:p>0.7525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Power</text:p>
          </table:table-cell>
          <table:table-cell office:value-type="string" table:style-name="ce1">
            <text:p>FOM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30% assumed of power components every 10 years, Table 4.2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Energy</text:p>
          </table:table-cell>
          <table:table-cell office:value-type="string" table:style-name="ce1">
            <text:p>decommissioning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Power</text:p>
          </table:table-cell>
          <table:table-cell office:value-type="string" table:style-name="ce1">
            <text:p>efficiency</text:p>
          </table:table-cell>
          <table:table-cell office:value-type="float" office:value="0.8660254037844386" table:formula="of:=0.75^0.5" table:style-name="ce1">
            <text:p>0.86602540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(0.75)^0.5, <text:s/>efficiency is not RTE but single way AC-store conversion</text:p>
          </table:table-cell>
          <table:table-cell office:value-type="string" table:style-name="ce1">
            <text:p>p.59 (p.81), Table 4.25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Power</text:p>
          </table:table-cell>
          <table:table-cell office:value-type="string" table:style-name="ce1">
            <text:p>lifeti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Br-Nonflow-Energy</text:p>
          </table:table-cell>
          <table:table-cell office:value-type="string" table:style-name="ce1">
            <text:p>lifeti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Zn-Air-Energy</text:p>
          </table:table-cell>
          <table:table-cell office:value-type="string" table:style-name="ce1">
            <text:p>investment</text:p>
          </table:table-cell>
          <table:table-cell office:value-type="float" office:value="75.2" table:formula="of:=[.C212]*0.8" table:style-name="ce1">
            <text:p>75.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48 (p.70), text below Table 4.1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Energy</text:p>
          </table:table-cell>
          <table:table-cell office:value-type="string" table:style-name="ce1">
            <text:p>investment</text:p>
          </table:table-cell>
          <table:table-cell office:value-type="float" office:value="17.100000000000001" table:formula="of:=[.C213]*0.9" table:style-name="ce1">
            <text:p>17.1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48 (p.70), text below Table 4.1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Power</text:p>
          </table:table-cell>
          <table:table-cell office:value-type="string" table:style-name="ce1">
            <text:p>investment</text:p>
          </table:table-cell>
          <table:table-cell office:value-type="float" office:value="117.65" table:style-name="ce1">
            <text:p>117.6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Power</text:p>
          </table:table-cell>
          <table:table-cell office:value-type="string" table:style-name="ce1">
            <text:p>investment</text:p>
          </table:table-cell>
          <table:table-cell office:value-type="float" office:value="5.82" table:style-name="ce1">
            <text:p>5.8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Energy</text:p>
          </table:table-cell>
          <table:table-cell office:value-type="string" table:style-name="ce1">
            <text:p>investment</text:p>
          </table:table-cell>
          <table:table-cell office:value-type="float" office:value="29.72" table:style-name="ce1">
            <text:p>29.7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Energy</text:p>
          </table:table-cell>
          <table:table-cell office:value-type="string" table:style-name="ce1">
            <text:p>investment</text:p>
          </table:table-cell>
          <table:table-cell office:value-type="float" office:value="34.200000000000003" table:style-name="ce1">
            <text:p>34.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Energy</text:p>
          </table:table-cell>
          <table:table-cell office:value-type="string" table:style-name="ce1">
            <text:p>investment</text:p>
          </table:table-cell>
          <table:table-cell office:value-type="float" office:value="39.33" table:style-name="ce1">
            <text:p>39.3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Power</text:p>
          </table:table-cell>
          <table:table-cell office:value-type="string" table:style-name="ce1">
            <text:p>investment</text:p>
          </table:table-cell>
          <table:table-cell office:value-type="float" office:value="21.21" table:style-name="ce1">
            <text:p>21.2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Energy</text:p>
          </table:table-cell>
          <table:table-cell office:value-type="string" table:style-name="ce1">
            <text:p>FOM</text:p>
          </table:table-cell>
          <table:table-cell office:value-type="float" office:value="0.32336000000000004" table:formula="of:=([.C198])*0.0043" table:style-name="ce1">
            <text:p>0.32336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Power</text:p>
          </table:table-cell>
          <table:table-cell office:value-type="string" table:style-name="ce1">
            <text:p>FOM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30% assumed of power components every 10 years, Table 4.2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Energy</text:p>
          </table:table-cell>
          <table:table-cell office:value-type="string" table:style-name="ce1">
            <text:p>decommissioning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Power</text:p>
          </table:table-cell>
          <table:table-cell office:value-type="string" table:style-name="ce1">
            <text:p>efficiency</text:p>
          </table:table-cell>
          <table:table-cell office:value-type="float" office:value="0.79372539331937719" table:formula="of:=0.63^0.5" table:style-name="ce1">
            <text:p>0.793725393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(0.63)^0.5, <text:s/>efficiency is not RTE but single way AC-store conversion</text:p>
          </table:table-cell>
          <table:table-cell office:value-type="string" table:style-name="ce1">
            <text:p>p.59 (p.81), Table 4.25,<text:s/>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Power</text:p>
          </table:table-cell>
          <table:table-cell office:value-type="string" table:style-name="ce1">
            <text:p>lifetim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Energy</text:p>
          </table:table-cell>
          <table:table-cell office:value-type="string" table:style-name="ce1">
            <text:p>lifetim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Zn-Air-Energy</text:p>
          </table:table-cell>
          <table:table-cell office:value-type="string" table:style-name="ce1">
            <text:p>investment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59 (p.81), Table 4.1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Energy</text:p>
          </table:table-cell>
          <table:table-cell office:value-type="string" table:style-name="ce1">
            <text:p>investmen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59 (p.81), Table 4.1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Power</text:p>
          </table:table-cell>
          <table:table-cell office:value-type="string" table:style-name="ce1">
            <text:p>investment</text:p>
          </table:table-cell>
          <table:table-cell office:value-type="float" office:value="117.65" table:style-name="ce1">
            <text:p>117.6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Power</text:p>
          </table:table-cell>
          <table:table-cell office:value-type="string" table:style-name="ce1">
            <text:p>investment</text:p>
          </table:table-cell>
          <table:table-cell office:value-type="float" office:value="5.82" table:style-name="ce1">
            <text:p>5.8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Energy</text:p>
          </table:table-cell>
          <table:table-cell office:value-type="string" table:style-name="ce1">
            <text:p>investment</text:p>
          </table:table-cell>
          <table:table-cell office:value-type="float" office:value="29.72" table:style-name="ce1">
            <text:p>29.7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Energy</text:p>
          </table:table-cell>
          <table:table-cell office:value-type="string" table:style-name="ce1">
            <text:p>investment</text:p>
          </table:table-cell>
          <table:table-cell office:value-type="float" office:value="34.200000000000003" table:style-name="ce1">
            <text:p>34.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Energy</text:p>
          </table:table-cell>
          <table:table-cell office:value-type="string" table:style-name="ce1">
            <text:p>investment</text:p>
          </table:table-cell>
          <table:table-cell office:value-type="float" office:value="39.33" table:style-name="ce1">
            <text:p>39.3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Power</text:p>
          </table:table-cell>
          <table:table-cell office:value-type="string" table:style-name="ce1">
            <text:p>investment</text:p>
          </table:table-cell>
          <table:table-cell office:value-type="float" office:value="21.21" table:style-name="ce1">
            <text:p>21.2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Energy</text:p>
          </table:table-cell>
          <table:table-cell office:value-type="string" table:style-name="ce1">
            <text:p>FOM</text:p>
          </table:table-cell>
          <table:table-cell office:value-type="float" office:value="0.4042" table:formula="of:=([.C212])*0.0043" table:style-name="ce1">
            <text:p>0.4042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Power</text:p>
          </table:table-cell>
          <table:table-cell office:value-type="string" table:style-name="ce1">
            <text:p>FOM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30% assumed of power components every 10 years, Table 4.2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Energy</text:p>
          </table:table-cell>
          <table:table-cell office:value-type="string" table:style-name="ce1">
            <text:p>decommissioning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Power</text:p>
          </table:table-cell>
          <table:table-cell office:value-type="string" table:style-name="ce1">
            <text:p>efficiency</text:p>
          </table:table-cell>
          <table:table-cell office:value-type="float" office:value="0.76811457478686085" table:formula="of:=0.59^0.5" table:style-name="ce1">
            <text:p>0.76811457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(0.59)^0.5, <text:s/>efficiency is not RTE but single way AC-store conversion</text:p>
          </table:table-cell>
          <table:table-cell office:value-type="string" table:style-name="ce1">
            <text:p>p.59 (p.81), Table 4.25,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Power</text:p>
          </table:table-cell>
          <table:table-cell office:value-type="string" table:style-name="ce1">
            <text:p>lifetim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Zn-Air-Energy</text:p>
          </table:table-cell>
          <table:table-cell office:value-type="string" table:style-name="ce1">
            <text:p>lifetim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ompressed-Air-Adiabatic-Energy</text:p>
          </table:table-cell>
          <table:table-cell office:value-type="string" table:style-name="ce1">
            <text:p>investment</text:p>
          </table:table-cell>
          <table:table-cell office:value-type="float" office:value="6.11" table:style-name="ce1">
            <text:p>6.11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avern Storage</text:p>
          </table:table-cell>
          <table:table-cell office:value-type="string" table:style-name="ce1">
            <text:p>p.64 (p.8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mpressed-Air-Adiabatic-Power</text:p>
          </table:table-cell>
          <table:table-cell office:value-type="string" table:style-name="ce1">
            <text:p>investment</text:p>
          </table:table-cell>
          <table:table-cell office:value-type="float" office:value="1061" table:style-name="ce1">
            <text:p>106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Turbine, Compressor, BOP, EPC Management</text:p>
          </table:table-cell>
          <table:table-cell office:value-type="string" table:style-name="ce1">
            <text:p>p.59 (p.81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mpressed-Air-Adiabatic-Energy</text:p>
          </table:table-cell>
          <table:table-cell office:value-type="string" table:style-name="ce1">
            <text:p>FOM</text:p>
          </table:table-cell>
          <table:table-cell office:value-type="float" office:value="2.6273000000000001E-2" table:formula="of:=([.C226])*0.0043" table:style-name="ce1">
            <text:p>0.026273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, 4.5.2.1 Fixed O&amp;M, p.62 (p.84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mpressed-Air-Adiabatic-Power</text:p>
          </table:table-cell>
          <table:table-cell office:value-type="string" table:style-name="ce1">
            <text:p>FOM</text:p>
          </table:table-cell>
          <table:table-cell office:value-type="float" office:value="9.83" table:formula="of:=9.83" table:style-name="ce1">
            <text:p>9.83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64 (p.86) Figure 4.14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mpressed-Air-Adiabatic-Power</text:p>
          </table:table-cell>
          <table:table-cell office:value-type="string" table:style-name="ce1">
            <text:p>efficiency</text:p>
          </table:table-cell>
          <table:table-cell office:value-type="float" office:value="0.72111025509279791" table:formula="of:=0.52^0.5" table:style-name="ce1">
            <text:p>0.72111025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52^0.5</text:p>
          </table:table-cell>
          <table:table-cell office:value-type="string" table:style-name="ce1">
            <text:p>p.59 (p.81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mpressed-Air-Adiabatic-Power</text:p>
          </table:table-cell>
          <table:table-cell office:value-type="string" table:style-name="ce1">
            <text:p>lifeti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mpressed-Air-Adiabatic-Energy</text:p>
          </table:table-cell>
          <table:table-cell office:value-type="string" table:style-name="ce1">
            <text:p>lifeti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ompressed-Air-Adiabatic-Energy</text:p>
          </table:table-cell>
          <table:table-cell office:value-type="string" table:style-name="ce1">
            <text:p>investment</text:p>
          </table:table-cell>
          <table:table-cell office:value-type="float" office:value="6.11" table:style-name="ce1">
            <text:p>6.11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avern Storage</text:p>
          </table:table-cell>
          <table:table-cell office:value-type="string" table:style-name="ce1">
            <text:p>p.64 (p.8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mpressed-Air-Adiabatic-Power</text:p>
          </table:table-cell>
          <table:table-cell office:value-type="string" table:style-name="ce1">
            <text:p>investment</text:p>
          </table:table-cell>
          <table:table-cell office:value-type="float" office:value="1061" table:style-name="ce1">
            <text:p>106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Turbine, Compressor, BOP, EPC Management</text:p>
          </table:table-cell>
          <table:table-cell office:value-type="string" table:style-name="ce1">
            <text:p>p.59 (p.81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mpressed-Air-Adiabatic-Energy</text:p>
          </table:table-cell>
          <table:table-cell office:value-type="string" table:style-name="ce1">
            <text:p>FOM</text:p>
          </table:table-cell>
          <table:table-cell office:value-type="float" office:value="2.6273000000000001E-2" table:formula="of:=([.C233])*0.0043" table:style-name="ce1">
            <text:p>0.026273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, 4.5.2.1 Fixed O&amp;M, p.62 (p.84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mpressed-Air-Adiabatic-Power</text:p>
          </table:table-cell>
          <table:table-cell office:value-type="string" table:style-name="ce1">
            <text:p>FOM</text:p>
          </table:table-cell>
          <table:table-cell office:value-type="float" office:value="9.83" table:formula="of:=9.83" table:style-name="ce1">
            <text:p>9.83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64 (p.86) Figure 4.14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mpressed-Air-Adiabatic-Power</text:p>
          </table:table-cell>
          <table:table-cell office:value-type="string" table:style-name="ce1">
            <text:p>efficiency</text:p>
          </table:table-cell>
          <table:table-cell office:value-type="float" office:value="0.72111025509279791" table:formula="of:=0.52^0.5" table:style-name="ce1">
            <text:p>0.72111025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52^0.5</text:p>
          </table:table-cell>
          <table:table-cell office:value-type="string" table:style-name="ce1">
            <text:p>p.59 (p.81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mpressed-Air-Adiabatic-Power</text:p>
          </table:table-cell>
          <table:table-cell office:value-type="string" table:style-name="ce1">
            <text:p>lifeti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mpressed-Air-Adiabatic-Energy</text:p>
          </table:table-cell>
          <table:table-cell office:value-type="string" table:style-name="ce1">
            <text:p>lifeti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umped-Storage-Hydro-Energy</text:p>
          </table:table-cell>
          <table:table-cell office:value-type="string" table:style-name="ce1">
            <text:p>investment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Reservoir Construction &amp; Infrastructure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Storage-Hydro-Power</text:p>
          </table:table-cell>
          <table:table-cell office:value-type="string" table:style-name="ce1">
            <text:p>investment</text:p>
          </table:table-cell>
          <table:table-cell office:value-type="float" office:value="623" table:style-name="ce1">
            <text:p>623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house Construction &amp; Infrastructure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Storage-Hydro-Power</text:p>
          </table:table-cell>
          <table:table-cell office:value-type="string" table:style-name="ce1">
            <text:p>investment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lectromechanical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Storage-Hydro-Power</text:p>
          </table:table-cell>
          <table:table-cell office:value-type="string" table:style-name="ce1">
            <text:p>investment</text:p>
          </table:table-cell>
          <table:table-cell office:value-type="float" office:value="551.66999999999996" table:style-name="ce1">
            <text:p>551.67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igency Fee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Storage-Hydro-Energy</text:p>
          </table:table-cell>
          <table:table-cell office:value-type="string" table:style-name="ce1">
            <text:p>FOM</text:p>
          </table:table-cell>
          <table:table-cell office:value-type="float" office:value="0.2752" table:formula="of:=([.C240])*0.0043" table:style-name="ce1">
            <text:p>0.2752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Storage-Hydro-Power</text:p>
          </table:table-cell>
          <table:table-cell office:value-type="string" table:style-name="ce1">
            <text:p>FOM</text:p>
          </table:table-cell>
          <table:table-cell office:value-type="float" office:value="15.59" table:style-name="ce1">
            <text:p>15.59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Figure 4.16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Storage-Hydro-Power</text:p>
          </table:table-cell>
          <table:table-cell office:value-type="string" table:style-name="ce1">
            <text:p>efficiency</text:p>
          </table:table-cell>
          <table:table-cell office:value-type="float" office:value="0.89442719099991586" table:formula="of:=0.8^0.5" table:style-name="ce1">
            <text:p>0.89442719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^0.5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Storage-Hydro-Power</text:p>
          </table:table-cell>
          <table:table-cell office:value-type="string" table:style-name="ce1">
            <text:p>lifeti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Storage-Hydro-Energy</text:p>
          </table:table-cell>
          <table:table-cell office:value-type="string" table:style-name="ce1">
            <text:p>lifeti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Pumped-Storage-Hydro-Energy</text:p>
          </table:table-cell>
          <table:table-cell office:value-type="string" table:style-name="ce1">
            <text:p>investment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Reservoir Construction &amp; Infrastructure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Storage-Hydro-Power</text:p>
          </table:table-cell>
          <table:table-cell office:value-type="string" table:style-name="ce1">
            <text:p>investment</text:p>
          </table:table-cell>
          <table:table-cell office:value-type="float" office:value="623" table:style-name="ce1">
            <text:p>623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house Construction &amp; Infrastructure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Storage-Hydro-Power</text:p>
          </table:table-cell>
          <table:table-cell office:value-type="string" table:style-name="ce1">
            <text:p>investment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lectromechanical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Storage-Hydro-Power</text:p>
          </table:table-cell>
          <table:table-cell office:value-type="string" table:style-name="ce1">
            <text:p>investment</text:p>
          </table:table-cell>
          <table:table-cell office:value-type="float" office:value="551.66999999999996" table:style-name="ce1">
            <text:p>551.67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igency Fee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Storage-Hydro-Energy</text:p>
          </table:table-cell>
          <table:table-cell office:value-type="string" table:style-name="ce1">
            <text:p>FOM</text:p>
          </table:table-cell>
          <table:table-cell office:value-type="float" office:value="0.2752" table:formula="of:=([.C249])*0.0043" table:style-name="ce1">
            <text:p>0.2752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Storage-Hydro-Power</text:p>
          </table:table-cell>
          <table:table-cell office:value-type="string" table:style-name="ce1">
            <text:p>FOM</text:p>
          </table:table-cell>
          <table:table-cell office:value-type="float" office:value="15.59" table:style-name="ce1">
            <text:p>15.59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Figure 4.16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Storage-Hydro-Power</text:p>
          </table:table-cell>
          <table:table-cell office:value-type="string" table:style-name="ce1">
            <text:p>efficiency</text:p>
          </table:table-cell>
          <table:table-cell office:value-type="float" office:value="0.89442719099991586" table:formula="of:=0.8^0.5" table:style-name="ce1">
            <text:p>0.89442719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^0.5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Storage-Hydro-Power</text:p>
          </table:table-cell>
          <table:table-cell office:value-type="string" table:style-name="ce1">
            <text:p>lifeti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Storage-Hydro-Energy</text:p>
          </table:table-cell>
          <table:table-cell office:value-type="string" table:style-name="ce1">
            <text:p>lifeti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Gravity-Brick-Energy</text:p>
          </table:table-cell>
          <table:table-cell office:value-type="string" table:style-name="ce1">
            <text:p>investment</text:p>
          </table:table-cell>
          <table:table-cell office:value-type="float" office:value="148.75" table:formula="of:=[.C265]*0.85" table:style-name="ce1">
            <text:p>148.7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avitational Capital (SB+BOS)</text:p>
          </table:table-cell>
          <table:table-cell office:value-type="string" table:style-name="ce1">
            <text:p>p.71 (p.94), text at the bottom speaks about 15% cost reduction for 2030 compared to 202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Brick-Power</text:p>
          </table:table-cell>
          <table:table-cell office:value-type="string" table:style-name="ce1">
            <text:p>investment</text:p>
          </table:table-cell>
          <table:table-cell office:value-type="float" office:value="466" table:formula="of:=[.C266]" table:style-name="ce1">
            <text:p>466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71 (p.94), text at the bottom speaks about 0% cost reduction for 2030 compared to 202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Brick-Energy</text:p>
          </table:table-cell>
          <table:table-cell office:value-type="string" table:style-name="ce1">
            <text:p>investment</text:p>
          </table:table-cell>
          <table:table-cell office:value-type="float" office:value="27.73" table:style-name="ce1">
            <text:p>27.7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80 (p.102), Figure 4.18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Brick-Power</text:p>
          </table:table-cell>
          <table:table-cell office:value-type="string" table:style-name="ce1">
            <text:p>FOM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5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Brick-Power</text:p>
          </table:table-cell>
          <table:table-cell office:value-type="string" table:style-name="ce1">
            <text:p>efficiency</text:p>
          </table:table-cell>
          <table:table-cell office:value-type="float" office:value="0.92736184954957035" table:formula="of:=0.86^0.5" table:style-name="ce1">
            <text:p>0.9273618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6^0.5</text:p>
          </table:table-cell>
          <table:table-cell office:value-type="string" table:style-name="ce1">
            <text:p>p.77 (p.99), Table 4.36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Brick-Power</text:p>
          </table:table-cell>
          <table:table-cell office:value-type="string" table:style-name="ce1">
            <text:p>lifetime</text:p>
          </table:table-cell>
          <table:table-cell office:value-type="float" office:value="41.7" table:style-name="ce1">
            <text:p>41.7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6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Brick-Energy</text:p>
          </table:table-cell>
          <table:table-cell office:value-type="string" table:style-name="ce1">
            <text:p>lifetime</text:p>
          </table:table-cell>
          <table:table-cell office:value-type="float" office:value="41.7" table:style-name="ce1">
            <text:p>41.7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6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Gravity-Brick-Energy</text:p>
          </table:table-cell>
          <table:table-cell office:value-type="string" table:style-name="ce1">
            <text:p>investment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avitational Capital (SB+BOS)</text:p>
          </table:table-cell>
          <table:table-cell office:value-type="string" table:style-name="ce1">
            <text:p>p.75 (p.97), Table 4.32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Brick-Power</text:p>
          </table:table-cell>
          <table:table-cell office:value-type="string" table:style-name="ce1">
            <text:p>investment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74 (p.96), Table 4.3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Brick-Energy</text:p>
          </table:table-cell>
          <table:table-cell office:value-type="string" table:style-name="ce1">
            <text:p>investment</text:p>
          </table:table-cell>
          <table:table-cell office:value-type="float" office:value="31.7" table:style-name="ce1">
            <text:p>31.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80 (p.102), Figure 4.18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Brick-Power</text:p>
          </table:table-cell>
          <table:table-cell office:value-type="string" table:style-name="ce1">
            <text:p>FOM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5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Brick-Power</text:p>
          </table:table-cell>
          <table:table-cell office:value-type="string" table:style-name="ce1">
            <text:p>efficiency</text:p>
          </table:table-cell>
          <table:table-cell office:value-type="float" office:value="0.92736184954957035" table:formula="of:=0.86^0.5" table:style-name="ce1">
            <text:p>0.9273618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6^0.5</text:p>
          </table:table-cell>
          <table:table-cell office:value-type="string" table:style-name="ce1">
            <text:p>p.77 (p.99), Table 4.36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Brick-Power</text:p>
          </table:table-cell>
          <table:table-cell office:value-type="string" table:style-name="ce1">
            <text:p>lifetime</text:p>
          </table:table-cell>
          <table:table-cell office:value-type="float" office:value="41.7" table:style-name="ce1">
            <text:p>41.7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6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Brick-Energy</text:p>
          </table:table-cell>
          <table:table-cell office:value-type="string" table:style-name="ce1">
            <text:p>lifetime</text:p>
          </table:table-cell>
          <table:table-cell office:value-type="float" office:value="41.7" table:style-name="ce1">
            <text:p>41.7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6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Gravity-Water-Aboveground-Energy</text:p>
          </table:table-cell>
          <table:table-cell office:value-type="string" table:style-name="ce1">
            <text:p>investment</text:p>
          </table:table-cell>
          <table:table-cell office:value-type="float" office:value="108.8" table:formula="of:=[.C279]*0.85" table:style-name="ce1">
            <text:p>108.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avitational Capital (SB+BOS)</text:p>
          </table:table-cell>
          <table:table-cell office:value-type="string" table:style-name="ce1">
            <text:p>p.71 (p.94), text at the bottom speaks about 15% cost reduction for 2030 compared to 202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Gravity-Water-Aboveground-Energy</text:p>
          </table:table-cell>
          <table:table-cell office:value-type="string" table:style-name="ce1">
            <text:p>investment</text:p>
          </table:table-cell>
          <table:table-cell office:value-type="float" office:value="410" table:formula="of:=[.C280]" table:style-name="ce1">
            <text:p>410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71 (p.94), text at the bottom speaks about 0% cost reduction for 2030 compared to 202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Gravity-Water-Aboveground-Power</text:p>
          </table:table-cell>
          <table:table-cell office:value-type="string" table:style-name="ce1">
            <text:p>investment</text:p>
          </table:table-cell>
          <table:table-cell office:value-type="float" office:value="27.73" table:style-name="ce1">
            <text:p>27.7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80 (p.102), Figure 4.18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Gravity-Water-Aboveground-Power</text:p>
          </table:table-cell>
          <table:table-cell office:value-type="string" table:style-name="ce1">
            <text:p>FO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5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Gravity-Water-Aboveground-Energy</text:p>
          </table:table-cell>
          <table:table-cell office:value-type="string" table:style-name="ce1">
            <text:p>efficiency</text:p>
          </table:table-cell>
          <table:table-cell office:value-type="float" office:value="0.90138781886599728" table:formula="of:=((0.785+0.84)/2)^0.5" table:style-name="ce1">
            <text:p>0.90138781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((0.785+0.84)/2)^0.5</text:p>
          </table:table-cell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Gravity-Water-Aboveground-Energy</text:p>
          </table:table-cell>
          <table:table-cell office:value-type="string" table:style-name="ce1">
            <text:p>lifeti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Water-Aboveground-Energy</text:p>
          </table:table-cell>
          <table:table-cell office:value-type="string" table:style-name="ce1">
            <text:p>lifeti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Water-Aboveground-Power</text:p>
          </table:table-cell>
          <table:table-cell office:value-type="string" table:style-name="ce1">
            <text:p>investment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avitational Capital (SB+BOS)</text:p>
          </table:table-cell>
          <table:table-cell office:value-type="string" table:style-name="ce1">
            <text:p>p.75 (p.97), Table 4.32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Water-Aboveground-Energy</text:p>
          </table:table-cell>
          <table:table-cell office:value-type="string" table:style-name="ce1">
            <text:p>investment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74 (p.96), Table 4.3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Water-Aboveground-Power</text:p>
          </table:table-cell>
          <table:table-cell office:value-type="string" table:style-name="ce1">
            <text:p>investment</text:p>
          </table:table-cell>
          <table:table-cell office:value-type="float" office:value="31.7" table:style-name="ce1">
            <text:p>31.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80 (p.102), Figure 4.18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Water-Aboveground-Energy</text:p>
          </table:table-cell>
          <table:table-cell office:value-type="string" table:style-name="ce1">
            <text:p>FO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5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Water-Aboveground-Power</text:p>
          </table:table-cell>
          <table:table-cell office:value-type="string" table:style-name="ce1">
            <text:p>efficiency</text:p>
          </table:table-cell>
          <table:table-cell office:value-type="float" office:value="0.90138781886599728" table:formula="of:=((0.785+0.84)/2)^0.5" table:style-name="ce1">
            <text:p>0.90138781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((0.785+0.84)/2)^0.5</text:p>
          </table:table-cell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Water-Aboveground-Power</text:p>
          </table:table-cell>
          <table:table-cell office:value-type="string" table:style-name="ce1">
            <text:p>lifeti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Water-Aboveground-Energy</text:p>
          </table:table-cell>
          <table:table-cell office:value-type="string" table:style-name="ce1">
            <text:p>lifeti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Gravity-Water-Underground-Energy</text:p>
          </table:table-cell>
          <table:table-cell office:value-type="string" table:style-name="ce1">
            <text:p>investment</text:p>
          </table:table-cell>
          <table:table-cell office:value-type="float" office:value="79.899999999999991" table:formula="of:=[.C293]*0.85" table:style-name="ce1">
            <text:p>79.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avitational Capital (SB+BOS)</text:p>
          </table:table-cell>
          <table:table-cell office:value-type="string" table:style-name="ce1">
            <text:p>p.71 (p.94), text at the bottom speaks about 15% cost reduction for 2030 compared to 202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Water-Underground-Energy</text:p>
          </table:table-cell>
          <table:table-cell office:value-type="string" table:style-name="ce1">
            <text:p>investment</text:p>
          </table:table-cell>
          <table:table-cell office:value-type="float" office:value="1015" table:formula="of:=[.C294]" table:style-name="ce1">
            <text:p>101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71 (p.94), text at the bottom speaks about 0% cost reduction for 2030 compared to 202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Gravity-Water-Underground-Power</text:p>
          </table:table-cell>
          <table:table-cell office:value-type="string" table:style-name="ce1">
            <text:p>investment</text:p>
          </table:table-cell>
          <table:table-cell office:value-type="float" office:value="27.73" table:style-name="ce1">
            <text:p>27.7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80 (p.102), Figure 4.18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Gravity-Water-Underground-Power</text:p>
          </table:table-cell>
          <table:table-cell office:value-type="string" table:style-name="ce1">
            <text:p>FO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5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Gravity-Water-Underground-Energy</text:p>
          </table:table-cell>
          <table:table-cell office:value-type="string" table:style-name="ce1">
            <text:p>efficiency</text:p>
          </table:table-cell>
          <table:table-cell office:value-type="float" office:value="0.90138781886599728" table:formula="of:=((0.785+0.84)/2)^0.5" table:style-name="ce1">
            <text:p>0.90138781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((0.785+0.84)/2)^0.5</text:p>
          </table:table-cell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number-rows-repeated="2" table:style-name="ro1">
          <table:table-cell office:value-type="string" table:style-name="ce3">
            <text:p>Gravity-Water-Underground-Energy</text:p>
          </table:table-cell>
          <table:table-cell office:value-type="string" table:style-name="ce1">
            <text:p>lifeti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Water-Underground-Power</text:p>
          </table:table-cell>
          <table:table-cell office:value-type="string" table:style-name="ce1">
            <text:p>investment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avitational Capital (SB+BOS)</text:p>
          </table:table-cell>
          <table:table-cell office:value-type="string" table:style-name="ce1">
            <text:p>p.75 (p.97), Table 4.32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Water-Underground-Energy</text:p>
          </table:table-cell>
          <table:table-cell office:value-type="string" table:style-name="ce1">
            <text:p>investment</text:p>
          </table:table-cell>
          <table:table-cell office:value-type="float" office:value="1015" table:style-name="ce1">
            <text:p>101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74 (p.96), Table 4.3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Water-Underground-Power</text:p>
          </table:table-cell>
          <table:table-cell office:value-type="string" table:style-name="ce1">
            <text:p>investment</text:p>
          </table:table-cell>
          <table:table-cell office:value-type="float" office:value="31.7" table:style-name="ce1">
            <text:p>31.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80 (p.102), Figure 4.18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Water-Underground-Energy</text:p>
          </table:table-cell>
          <table:table-cell office:value-type="string" table:style-name="ce1">
            <text:p>FOM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5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Water-Underground-Power</text:p>
          </table:table-cell>
          <table:table-cell office:value-type="string" table:style-name="ce1">
            <text:p>efficiency</text:p>
          </table:table-cell>
          <table:table-cell office:value-type="float" office:value="0.90138781886599728" table:formula="of:=((0.785+0.84)/2)^0.5" table:style-name="ce1">
            <text:p>0.90138781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((0.785+0.84)/2)^0.5</text:p>
          </table:table-cell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Water-Underground-Power</text:p>
          </table:table-cell>
          <table:table-cell office:value-type="string" table:style-name="ce1">
            <text:p>lifeti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ity-Water-Underground-Energy</text:p>
          </table:table-cell>
          <table:table-cell office:value-type="string" table:style-name="ce1">
            <text:p>lifeti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Hydrogen-Power</text:p>
          </table:table-cell>
          <table:table-cell office:value-type="string" table:style-name="ce1">
            <text:p>investment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Fuel Cell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investment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lectrolyzer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Energy</text:p>
          </table:table-cell>
          <table:table-cell office:value-type="string" table:style-name="ce1">
            <text:p>investment</text:p>
          </table:table-cell>
          <table:table-cell office:value-type="float" office:value="5.36" table:style-name="ce1">
            <text:p>5.3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avern Storage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investment</text:p>
          </table:table-cell>
          <table:table-cell office:value-type="float" office:value="39.299999999999997" table:style-name="ce1">
            <text:p>39.3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mpressor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Energy</text:p>
          </table:table-cell>
          <table:table-cell office:value-type="string" table:style-name="ce1">
            <text:p>investment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Inverter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investment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Rectifier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investment</text:p>
          </table:table-cell>
          <table:table-cell office:value-type="float" office:value="1.06" table:style-name="ce1">
            <text:p>1.06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investment</text:p>
          </table:table-cell>
          <table:table-cell office:value-type="float" office:value="16.3" table:style-name="ce1">
            <text:p>16.3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Energy</text:p>
          </table:table-cell>
          <table:table-cell office:value-type="string" table:style-name="ce1">
            <text:p>FOM</text:p>
          </table:table-cell>
          <table:table-cell office:value-type="float" office:value="2.3048000000000003E-2" table:formula="of:=[.C302]*0.0043" table:style-name="ce1">
            <text:p>0.023048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, =(C38+C39)*0.43/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FOM</text:p>
          </table:table-cell>
          <table:table-cell office:value-type="float" office:value="4.9405000000000001" table:formula="of:=([.C302])*0.3+0.0043*([.C300]+[.C301])" table:style-name="ce1">
            <text:p>4.9405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, =(C45+C41+C40)*0.3+1.9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efficiency</text:p>
          </table:table-cell>
          <table:table-cell office:value-type="float" office:value="0.69628999999999996" table:formula="of:=(0.725*0.98*0.98)" table:style-name="ce1">
            <text:p>0.6962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Electrolyzer</text:p>
          </table:table-cell>
          <table:table-cell office:value-type="string" table:style-name="ce1">
            <text:p>p.111 (p.133), include inverter 0.98 &amp; transformer efficiency 0.98<text:s/>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efficiency</text:p>
          </table:table-cell>
          <table:table-cell office:value-type="float" office:value="0.48692279999999999" table:formula="of:=(0.507*0.98*0.98)" table:style-name="ce1">
            <text:p>0.4869228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Fuel Cell</text:p>
          </table:table-cell>
          <table:table-cell office:value-type="string" table:style-name="ce1">
            <text:p>p.111 (p.133), include inverter 0.98 &amp; transformer efficiency 0.98<text:s/>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lifetim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11 (p.133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Energy</text:p>
          </table:table-cell>
          <table:table-cell office:value-type="string" table:style-name="ce1">
            <text:p>lifetim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11 (p.133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Hydrogen-Power</text:p>
          </table:table-cell>
          <table:table-cell office:value-type="string" table:style-name="ce1">
            <text:p>investment</text:p>
          </table:table-cell>
          <table:table-cell office:value-type="float" office:value="1320" table:style-name="ce1">
            <text:p>1320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Fuel Cell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investment</text:p>
          </table:table-cell>
          <table:table-cell office:value-type="float" office:value="1316" table:style-name="ce1">
            <text:p>1316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lectrolyzer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Energy</text:p>
          </table:table-cell>
          <table:table-cell office:value-type="string" table:style-name="ce1">
            <text:p>investment</text:p>
          </table:table-cell>
          <table:table-cell office:value-type="float" office:value="5.36" table:style-name="ce1">
            <text:p>5.3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avern Storage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investment</text:p>
          </table:table-cell>
          <table:table-cell office:value-type="float" office:value="39.299999999999997" table:style-name="ce1">
            <text:p>39.3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mpressor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Energy</text:p>
          </table:table-cell>
          <table:table-cell office:value-type="string" table:style-name="ce1">
            <text:p>investment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Inverter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investment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Rectifier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investment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investment</text:p>
          </table:table-cell>
          <table:table-cell office:value-type="float" office:value="19.89" table:style-name="ce1">
            <text:p>19.89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Energy</text:p>
          </table:table-cell>
          <table:table-cell office:value-type="string" table:style-name="ce1">
            <text:p>FOM</text:p>
          </table:table-cell>
          <table:table-cell office:value-type="float" office:value="2.3048000000000003E-2" table:formula="of:=[.C316]*0.0043" table:style-name="ce1">
            <text:p>0.023048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, =(C38+C39)*0.43/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FOM</text:p>
          </table:table-cell>
          <table:table-cell office:value-type="float" office:value="12.9428" table:formula="of:=([.C316])*0.3+0.0043*([.C314]+[.C315])" table:style-name="ce1">
            <text:p>12.9428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, =(C45+C41+C40)*0.3+1.9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efficiency</text:p>
          </table:table-cell>
          <table:table-cell office:value-type="float" office:value="0.69628999999999996" table:formula="of:=(0.725*0.98*0.98)" table:style-name="ce1">
            <text:p>0.6962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Electrolyzer</text:p>
          </table:table-cell>
          <table:table-cell office:value-type="string" table:style-name="ce1">
            <text:p>p.111 (p.133), include inverter 0.98 &amp; transformer efficiency 0.98<text:s/>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efficiency</text:p>
          </table:table-cell>
          <table:table-cell office:value-type="float" office:value="0.48692279999999999" table:formula="of:=(0.507*0.98*0.98)" table:style-name="ce1">
            <text:p>0.4869228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Fuel Cell</text:p>
          </table:table-cell>
          <table:table-cell office:value-type="string" table:style-name="ce1">
            <text:p>p.111 (p.133), include inverter 0.98 &amp; transformer efficiency 0.98<text:s/>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Power</text:p>
          </table:table-cell>
          <table:table-cell office:value-type="string" table:style-name="ce1">
            <text:p>lifetim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11 (p.133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drogen-Energy</text:p>
          </table:table-cell>
          <table:table-cell office:value-type="string" table:style-name="ce1">
            <text:p>lifetim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11 (p.133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umped-Heat-Energy</text:p>
          </table:table-cell>
          <table:table-cell office:value-type="string" table:style-name="ce1">
            <text:p>investment</text:p>
          </table:table-cell>
          <table:table-cell office:value-type="float" office:value="4.5999999999999996" table:style-name="ce1">
            <text:p>4.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Molten Salt based SB and BOS</text:p>
          </table:table-cell>
          <table:table-cell office:value-type="string" table:style-name="ce1">
            <text:p>p.92 (p.114)</text:p>
          </table:table-cell>
          <table:table-cell table:number-columns-repeated="2" table:style-name="ce1"/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-Power</text:p>
          </table:table-cell>
          <table:table-cell office:value-type="string" table:style-name="ce1">
            <text:p>investment</text:p>
          </table:table-cell>
          <table:table-cell office:value-type="float" office:value="1454" table:style-name="ce1">
            <text:p>1454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text:s/></text:p>
          </table:table-cell>
          <table:table-cell office:value-type="string" table:style-name="ce1">
            <text:p>p.92 (p.114)</text:p>
          </table:table-cell>
          <table:table-cell table:number-columns-repeated="2" table:style-name="ce1"/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-Energy</text:p>
          </table:table-cell>
          <table:table-cell office:value-type="string" table:style-name="ce1">
            <text:p>investment</text:p>
          </table:table-cell>
          <table:table-cell office:value-type="float" office:value="5.36" table:style-name="ce1">
            <text:p>5.3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</text:p>
          </table:table-cell>
          <table:table-cell office:value-type="string" table:style-name="ce1">
            <text:p>p.92 (p.114)</text:p>
          </table:table-cell>
          <table:table-cell table:number-columns-repeated="2" table:style-name="ce1"/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-Energy</text:p>
          </table:table-cell>
          <table:table-cell office:value-type="string" table:style-name="ce1">
            <text:p>investment</text:p>
          </table:table-cell>
          <table:table-cell office:value-type="float" office:value="0.99600000000000011" table:formula="of:=([.C328]+[.C330])*0.1" table:style-name="ce1">
            <text:p>0.99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92 (p.114)</text:p>
          </table:table-cell>
          <table:table-cell table:number-columns-repeated="2" table:style-name="ce1"/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-Energy</text:p>
          </table:table-cell>
          <table:table-cell office:value-type="string" table:style-name="ce1">
            <text:p>investment</text:p>
          </table:table-cell>
          <table:table-cell office:value-type="float" office:value="1.9920000000000002" table:formula="of:=([.C328]+[.C330])*0.2" table:style-name="ce1">
            <text:p>1.99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92 (p.114)</text:p>
          </table:table-cell>
          <table:table-cell table:number-columns-repeated="2" table:style-name="ce1"/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-Energy</text:p>
          </table:table-cell>
          <table:table-cell office:value-type="string" table:style-name="ce1">
            <text:p>FOM</text:p>
          </table:table-cell>
          <table:table-cell office:value-type="float" office:value="1.9779999999999999E-2" table:formula="of:=([.C328]*0.0043)" table:style-name="ce1">
            <text:p>0.01978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.103 (p.125)</text:p>
          </table:table-cell>
          <table:table-cell table:number-columns-repeated="2" table:style-name="ce1"/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-Power</text:p>
          </table:table-cell>
          <table:table-cell office:value-type="string" table:style-name="ce1">
            <text:p>FOM</text:p>
          </table:table-cell>
          <table:table-cell office:value-type="float" office:value="6.2522000000000002" table:formula="of:=[.C329]*0.0043" table:style-name="ce1">
            <text:p>6.2522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.103 (p.125)</text:p>
          </table:table-cell>
          <table:table-cell table:number-columns-repeated="2" table:style-name="ce1"/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-Power</text:p>
          </table:table-cell>
          <table:table-cell office:value-type="string" table:style-name="ce1">
            <text:p>efficiency</text:p>
          </table:table-cell>
          <table:table-cell office:value-type="float" office:value="0.62" table:style-name="ce1">
            <text:p>0.6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table:number-columns-repeated="2" table:style-name="ce1"/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-Power</text:p>
          </table:table-cell>
          <table:table-cell office:value-type="string" table:style-name="ce1">
            <text:p>lifetim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table:number-columns-repeated="2" table:style-name="ce1"/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-Energy</text:p>
          </table:table-cell>
          <table:table-cell office:value-type="string" table:style-name="ce1">
            <text:p>lifetim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table:number-columns-repeated="2" table:style-name="ce1"/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umped-Heat-Energy</text:p>
          </table:table-cell>
          <table:table-cell office:value-type="string" table:style-name="ce1">
            <text:p>investment</text:p>
          </table:table-cell>
          <table:table-cell office:value-type="float" office:value="5.4" table:style-name="ce1">
            <text:p>5.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Molten Salt based SB and BOS</text:p>
          </table:table-cell>
          <table:table-cell office:value-type="string" table:style-name="ce1">
            <text:p>p.92 (p.114)</text:p>
          </table:table-cell>
          <table:table-cell table:number-columns-repeated="2" table:style-name="ce1"/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-Power</text:p>
          </table:table-cell>
          <table:table-cell office:value-type="string" table:style-name="ce1">
            <text:p>investment</text:p>
          </table:table-cell>
          <table:table-cell office:value-type="float" office:value="1532" table:style-name="ce1">
            <text:p>153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text:s/></text:p>
          </table:table-cell>
          <table:table-cell office:value-type="string" table:style-name="ce1">
            <text:p>p.92 (p.114)</text:p>
          </table:table-cell>
          <table:table-cell table:number-columns-repeated="2" table:style-name="ce1"/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-Energy</text:p>
          </table:table-cell>
          <table:table-cell office:value-type="string" table:style-name="ce1">
            <text:p>investment</text:p>
          </table:table-cell>
          <table:table-cell office:value-type="float" office:value="19.89" table:style-name="ce1">
            <text:p>19.8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</text:p>
          </table:table-cell>
          <table:table-cell office:value-type="string" table:style-name="ce1">
            <text:p>p.92 (p.114)</text:p>
          </table:table-cell>
          <table:table-cell table:number-columns-repeated="2" table:style-name="ce1"/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-Energy</text:p>
          </table:table-cell>
          <table:table-cell office:value-type="string" table:style-name="ce1">
            <text:p>investment</text:p>
          </table:table-cell>
          <table:table-cell office:value-type="float" office:value="2.5289999999999999" table:formula="of:=([.C338]+[.C340])*0.1" table:style-name="ce1">
            <text:p>2.52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92 (p.114)</text:p>
          </table:table-cell>
          <table:table-cell table:number-columns-repeated="2" table:style-name="ce1"/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-Energy</text:p>
          </table:table-cell>
          <table:table-cell office:value-type="string" table:style-name="ce1">
            <text:p>investment</text:p>
          </table:table-cell>
          <table:table-cell office:value-type="float" office:value="5.0579999999999998" table:formula="of:=([.C338]+[.C340])*0.2" table:style-name="ce1">
            <text:p>5.05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92 (p.114)</text:p>
          </table:table-cell>
          <table:table-cell table:number-columns-repeated="2" table:style-name="ce1"/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-Energy</text:p>
          </table:table-cell>
          <table:table-cell office:value-type="string" table:style-name="ce1">
            <text:p>FOM</text:p>
          </table:table-cell>
          <table:table-cell office:value-type="float" office:value="2.3220000000000001E-2" table:formula="of:=([.C338]*0.0043)" table:style-name="ce1">
            <text:p>0.02322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.103 (p.125)</text:p>
          </table:table-cell>
          <table:table-cell table:number-columns-repeated="2" table:style-name="ce1"/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-Power</text:p>
          </table:table-cell>
          <table:table-cell office:value-type="string" table:style-name="ce1">
            <text:p>FOM</text:p>
          </table:table-cell>
          <table:table-cell office:value-type="float" office:value="6.5876000000000001" table:formula="of:=[.C339]*0.0043" table:style-name="ce1">
            <text:p>6.5876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.103 (p.125)</text:p>
          </table:table-cell>
          <table:table-cell table:number-columns-repeated="2" table:style-name="ce1"/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-Power</text:p>
          </table:table-cell>
          <table:table-cell office:value-type="string" table:style-name="ce1">
            <text:p>efficiency</text:p>
          </table:table-cell>
          <table:table-cell office:value-type="float" office:value="0.6" table:style-name="ce1">
            <text:p>0.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table:number-columns-repeated="2" table:style-name="ce1"/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-Power</text:p>
          </table:table-cell>
          <table:table-cell office:value-type="string" table:style-name="ce1">
            <text:p>lifetim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table:number-columns-repeated="2" table:style-name="ce1"/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-Energy</text:p>
          </table:table-cell>
          <table:table-cell office:value-type="string" table:style-name="ce1">
            <text:p>lifetim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table:number-columns-repeated="2" table:style-name="ce1"/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Liquid-Air-Energy</text:p>
          </table:table-cell>
          <table:table-cell office:value-type="string" table:style-name="ce1">
            <text:p>investment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Liquid Air SB and BOS</text:p>
          </table:table-cell>
          <table:table-cell office:value-type="string" table:style-name="ce1">
            <text:p>p.98 (p.120)</text:p>
          </table:table-cell>
          <table:table-cell table:number-columns-repeated="2" table:style-name="ce1"/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-Power</text:p>
          </table:table-cell>
          <table:table-cell office:value-type="string" table:style-name="ce1">
            <text:p>investment</text:p>
          </table:table-cell>
          <table:table-cell office:value-type="float" office:value="908" table:style-name="ce1">
            <text:p>908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text:s/></text:p>
          </table:table-cell>
          <table:table-cell office:value-type="string" table:style-name="ce1">
            <text:p>p.98 (p.120)</text:p>
          </table:table-cell>
          <table:table-cell table:number-columns-repeated="2" table:style-name="ce1"/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-Energy</text:p>
          </table:table-cell>
          <table:table-cell office:value-type="string" table:style-name="ce1">
            <text:p>investmen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</text:p>
          </table:table-cell>
          <table:table-cell office:value-type="string" table:style-name="ce1">
            <text:p>p.98 (p.120)</text:p>
          </table:table-cell>
          <table:table-cell table:number-columns-repeated="2" table:style-name="ce1"/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-Energy</text:p>
          </table:table-cell>
          <table:table-cell office:value-type="string" table:style-name="ce1">
            <text:p>investmen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98 (p.120)</text:p>
          </table:table-cell>
          <table:table-cell table:number-columns-repeated="2" table:style-name="ce1"/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-Energy</text:p>
          </table:table-cell>
          <table:table-cell office:value-type="string" table:style-name="ce1">
            <text:p>investment</text:p>
          </table:table-cell>
          <table:table-cell office:value-type="float" office:value="11.3" table:style-name="ce1">
            <text:p>11.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98 (p.120)</text:p>
          </table:table-cell>
          <table:table-cell table:number-columns-repeated="2" table:style-name="ce1"/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-Energy</text:p>
          </table:table-cell>
          <table:table-cell office:value-type="string" table:style-name="ce1">
            <text:p>FOM</text:p>
          </table:table-cell>
          <table:table-cell office:value-type="float" office:value="0.57189999999999996" table:formula="of:=([.C348]*0.0043)" table:style-name="ce1">
            <text:p>0.5719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table:number-columns-repeated="2" table:style-name="ce1"/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-Power</text:p>
          </table:table-cell>
          <table:table-cell office:value-type="string" table:style-name="ce1">
            <text:p>FOM</text:p>
          </table:table-cell>
          <table:table-cell office:value-type="float" office:value="3.9043999999999999" table:formula="of:=[.C349]*0.0043" table:style-name="ce1">
            <text:p>3.9044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table:number-columns-repeated="2" table:style-name="ce1"/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-Power</text:p>
          </table:table-cell>
          <table:table-cell office:value-type="string" table:style-name="ce1">
            <text:p>efficiency</text:p>
          </table:table-cell>
          <table:table-cell office:value-type="float" office:value="0.54499999999999993" table:formula="of:=(0.57+0.52)/2" table:style-name="ce1">
            <text:p>0.54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table:number-columns-repeated="2" table:style-name="ce1"/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-Power</text:p>
          </table:table-cell>
          <table:table-cell office:value-type="string" table:style-name="ce1">
            <text:p>lifeti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table:number-columns-repeated="2" table:style-name="ce1"/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-Energy</text:p>
          </table:table-cell>
          <table:table-cell office:value-type="string" table:style-name="ce1">
            <text:p>lifeti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table:number-columns-repeated="2" table:style-name="ce1"/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Liquid-Air-Energy</text:p>
          </table:table-cell>
          <table:table-cell office:value-type="string" table:style-name="ce1">
            <text:p>investment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Liquid Air SB and BOS</text:p>
          </table:table-cell>
          <table:table-cell office:value-type="string" table:style-name="ce1">
            <text:p>p.98 (p.120)</text:p>
          </table:table-cell>
          <table:table-cell table:number-columns-repeated="2" table:style-name="ce1"/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-Power</text:p>
          </table:table-cell>
          <table:table-cell office:value-type="string" table:style-name="ce1">
            <text:p>investment</text:p>
          </table:table-cell>
          <table:table-cell office:value-type="float" office:value="956" table:style-name="ce1">
            <text:p>956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text:s/></text:p>
          </table:table-cell>
          <table:table-cell office:value-type="string" table:style-name="ce1">
            <text:p>p.98 (p.120)</text:p>
          </table:table-cell>
          <table:table-cell table:number-columns-repeated="2" table:style-name="ce1"/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-Energy</text:p>
          </table:table-cell>
          <table:table-cell office:value-type="string" table:style-name="ce1">
            <text:p>investmen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</text:p>
          </table:table-cell>
          <table:table-cell office:value-type="string" table:style-name="ce1">
            <text:p>p.98 (p.120)</text:p>
          </table:table-cell>
          <table:table-cell table:number-columns-repeated="2" table:style-name="ce1"/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-Energy</text:p>
          </table:table-cell>
          <table:table-cell office:value-type="string" table:style-name="ce1">
            <text:p>investment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98 (p.120)</text:p>
          </table:table-cell>
          <table:table-cell table:number-columns-repeated="2" table:style-name="ce1"/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-Energy</text:p>
          </table:table-cell>
          <table:table-cell office:value-type="string" table:style-name="ce1">
            <text:p>investment</text:p>
          </table:table-cell>
          <table:table-cell office:value-type="float" office:value="11.3" table:style-name="ce1">
            <text:p>11.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98 (p.120)</text:p>
          </table:table-cell>
          <table:table-cell table:number-columns-repeated="2" table:style-name="ce1"/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-Energy</text:p>
          </table:table-cell>
          <table:table-cell office:value-type="string" table:style-name="ce1">
            <text:p>FOM</text:p>
          </table:table-cell>
          <table:table-cell office:value-type="float" office:value="0.67510000000000003" table:formula="of:=([.C358]*0.0043)" table:style-name="ce1">
            <text:p>0.6751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table:number-columns-repeated="2" table:style-name="ce1"/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-Power</text:p>
          </table:table-cell>
          <table:table-cell office:value-type="string" table:style-name="ce1">
            <text:p>FOM</text:p>
          </table:table-cell>
          <table:table-cell office:value-type="float" office:value="4.1108000000000002" table:formula="of:=[.C359]*0.0043" table:style-name="ce1">
            <text:p>4.1108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table:number-columns-repeated="2" table:style-name="ce1"/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-Power</text:p>
          </table:table-cell>
          <table:table-cell office:value-type="string" table:style-name="ce1">
            <text:p>efficiency</text:p>
          </table:table-cell>
          <table:table-cell office:value-type="float" office:value="0.52500000000000002" table:formula="of:=(0.55+0.5)/2" table:style-name="ce1">
            <text:p>0.52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table:number-columns-repeated="2" table:style-name="ce1"/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-Power</text:p>
          </table:table-cell>
          <table:table-cell office:value-type="string" table:style-name="ce1">
            <text:p>lifeti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table:number-columns-repeated="2" table:style-name="ce1"/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-Energy</text:p>
          </table:table-cell>
          <table:table-cell office:value-type="string" table:style-name="ce1">
            <text:p>lifeti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table:number-columns-repeated="2" table:style-name="ce1"/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and-Energy</text:p>
          </table:table-cell>
          <table:table-cell office:value-type="string" table:style-name="ce1">
            <text:p>investment</text:p>
          </table:table-cell>
          <table:table-cell office:value-type="float" office:value="5.7799999999999994" table:formula="of:=[.C376]*0.85" table:style-name="ce1">
            <text:p>5.7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B and BOS, 0.85 of 2021 value</text:p>
          </table:table-cell>
          <table:table-cell office:value-type="string" table:style-name="ce1">
            <text:p>p.100 (p.122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nd-Power</text:p>
          </table:table-cell>
          <table:table-cell office:value-type="string" table:style-name="ce1">
            <text:p>investment</text:p>
          </table:table-cell>
          <table:table-cell office:value-type="float" office:value="808.44999999999993" table:formula="of:=851*0.95" table:style-name="ce1">
            <text:p>808.4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, 0.95 of 2021 value</text:p>
          </table:table-cell>
          <table:table-cell office:value-type="string" table:style-name="ce1">
            <text:p>p.100 (p.122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nd-Energy</text:p>
          </table:table-cell>
          <table:table-cell office:value-type="string" table:style-name="ce1">
            <text:p>investment</text:p>
          </table:table-cell>
          <table:table-cell office:value-type="float" office:value="1.7339999999999998" table:formula="of:=[.C368]*0.3" table:style-name="ce1">
            <text:p>1.73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98 (p.120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nd-Energy</text:p>
          </table:table-cell>
          <table:table-cell office:value-type="string" table:style-name="ce1">
            <text:p>FOM</text:p>
          </table:table-cell>
          <table:table-cell office:value-type="float" office:value="2.4853999999999998E-2" table:formula="of:=([.C368]*0.0043)" table:style-name="ce1">
            <text:p>0.024854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nd-Power</text:p>
          </table:table-cell>
          <table:table-cell office:value-type="string" table:style-name="ce1">
            <text:p>FOM</text:p>
          </table:table-cell>
          <table:table-cell office:value-type="float" office:value="3.4763349999999997" table:formula="of:=[.C369]*0.0043" table:style-name="ce1">
            <text:p>3.476335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nd-Power</text:p>
          </table:table-cell>
          <table:table-cell office:value-type="string" table:style-name="ce1">
            <text:p>efficiency</text:p>
          </table:table-cell>
          <table:table-cell office:value-type="float" office:value="0.52" table:style-name="ce1">
            <text:p>0.5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nd-Power</text:p>
          </table:table-cell>
          <table:table-cell office:value-type="string" table:style-name="ce1">
            <text:p>lifeti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nd-Energy</text:p>
          </table:table-cell>
          <table:table-cell office:value-type="string" table:style-name="ce1">
            <text:p>lifeti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and-Energy</text:p>
          </table:table-cell>
          <table:table-cell office:value-type="string" table:style-name="ce1">
            <text:p>investment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B and BOS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Sand-Power</text:p>
          </table:table-cell>
          <table:table-cell office:value-type="string" table:style-name="ce1">
            <text:p>investment</text:p>
          </table:table-cell>
          <table:table-cell office:value-type="float" office:value="851" table:style-name="ce1">
            <text:p>85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text:s/>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Sand-Energy</text:p>
          </table:table-cell>
          <table:table-cell office:value-type="string" table:style-name="ce1">
            <text:p>investment</text:p>
          </table:table-cell>
          <table:table-cell office:value-type="float" office:value="2.04" table:formula="of:=[.C376]*0.3" table:style-name="ce1">
            <text:p>2.0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Sand-Energy</text:p>
          </table:table-cell>
          <table:table-cell office:value-type="string" table:style-name="ce1">
            <text:p>FOM</text:p>
          </table:table-cell>
          <table:table-cell office:value-type="float" office:value="2.9239999999999999E-2" table:formula="of:=([.C376]*0.0043)" table:style-name="ce1">
            <text:p>0.02924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.100 (p.122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Sand-Power</text:p>
          </table:table-cell>
          <table:table-cell office:value-type="string" table:style-name="ce1">
            <text:p>FOM</text:p>
          </table:table-cell>
          <table:table-cell office:value-type="float" office:value="3.6593" table:formula="of:=[.C377]*0.0043" table:style-name="ce1">
            <text:p>3.6593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nd-Power</text:p>
          </table:table-cell>
          <table:table-cell office:value-type="string" table:style-name="ce1">
            <text:p>efficiency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nd-Power</text:p>
          </table:table-cell>
          <table:table-cell office:value-type="string" table:style-name="ce1">
            <text:p>lifeti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nd-Energy</text:p>
          </table:table-cell>
          <table:table-cell office:value-type="string" table:style-name="ce1">
            <text:p>lifeti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HighT-Molten-Salt-Energy</text:p>
          </table:table-cell>
          <table:table-cell office:value-type="string" table:style-name="ce1">
            <text:p>investment</text:p>
          </table:table-cell>
          <table:table-cell office:value-type="float" office:value="81.174999999999997" table:formula="of:=[.C392]*0.85" table:style-name="ce1">
            <text:p>81.17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B and BOS, 0.85 of 2021 value</text:p>
          </table:table-cell>
          <table:table-cell office:value-type="string" table:style-name="ce1">
            <text:p>p.98 (p.120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ighT-Molten-Salt-Power</text:p>
          </table:table-cell>
          <table:table-cell office:value-type="string" table:style-name="ce1">
            <text:p>investment</text:p>
          </table:table-cell>
          <table:table-cell office:value-type="float" office:value="808.44999999999993" table:formula="of:=851*0.95" table:style-name="ce1">
            <text:p>808.4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, 0.95 of 2021 value</text:p>
          </table:table-cell>
          <table:table-cell office:value-type="string" table:style-name="ce1">
            <text:p>p.98 (p.120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ighT-Molten-Salt-Energy</text:p>
          </table:table-cell>
          <table:table-cell office:value-type="string" table:style-name="ce1">
            <text:p>investment</text:p>
          </table:table-cell>
          <table:table-cell office:value-type="float" office:value="24.352499999999999" table:formula="of:=[.C384]*0.3" table:style-name="ce1">
            <text:p>24.352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98 (p.120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ighT-Molten-Salt-Energy</text:p>
          </table:table-cell>
          <table:table-cell office:value-type="string" table:style-name="ce1">
            <text:p>FOM</text:p>
          </table:table-cell>
          <table:table-cell office:value-type="float" office:value="0.34905249999999999" table:formula="of:=([.C384]*0.0043)" table:style-name="ce1">
            <text:p>0.3490525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ighT-Molten-Salt-Power</text:p>
          </table:table-cell>
          <table:table-cell office:value-type="string" table:style-name="ce1">
            <text:p>FOM</text:p>
          </table:table-cell>
          <table:table-cell office:value-type="float" office:value="3.4763349999999997" table:formula="of:=[.C385]*0.0043" table:style-name="ce1">
            <text:p>3.476335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ighT-Molten-Salt-Power</text:p>
          </table:table-cell>
          <table:table-cell office:value-type="string" table:style-name="ce1">
            <text:p>efficiency</text:p>
          </table:table-cell>
          <table:table-cell office:value-type="float" office:value="0.44" table:style-name="ce1">
            <text:p>0.4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ighT-Molten-Salt-Power</text:p>
          </table:table-cell>
          <table:table-cell office:value-type="string" table:style-name="ce1">
            <text:p>lifeti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ighT-Molten-Salt-Energy</text:p>
          </table:table-cell>
          <table:table-cell office:value-type="string" table:style-name="ce1">
            <text:p>lifeti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HighT-Molten-Salt-Energy</text:p>
          </table:table-cell>
          <table:table-cell office:value-type="string" table:style-name="ce1">
            <text:p>investment</text:p>
          </table:table-cell>
          <table:table-cell office:value-type="float" office:value="95.5" table:style-name="ce1">
            <text:p>95.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B and BOS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HighT-Molten-Salt-Power</text:p>
          </table:table-cell>
          <table:table-cell office:value-type="string" table:style-name="ce1">
            <text:p>investment</text:p>
          </table:table-cell>
          <table:table-cell office:value-type="float" office:value="1029" table:style-name="ce1">
            <text:p>1029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text:s/>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HighT-Molten-Salt-Energy</text:p>
          </table:table-cell>
          <table:table-cell office:value-type="string" table:style-name="ce1">
            <text:p>investment</text:p>
          </table:table-cell>
          <table:table-cell office:value-type="float" office:value="28.65" table:formula="of:=[.C392]*0.3" table:style-name="ce1">
            <text:p>28.6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HighT-Molten-Salt-Energy</text:p>
          </table:table-cell>
          <table:table-cell office:value-type="string" table:style-name="ce1">
            <text:p>FOM</text:p>
          </table:table-cell>
          <table:table-cell office:value-type="float" office:value="0.41065000000000002" table:formula="of:=([.C392]*0.0043)" table:style-name="ce1">
            <text:p>0.41065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HighT-Molten-Salt-Power</text:p>
          </table:table-cell>
          <table:table-cell office:value-type="string" table:style-name="ce1">
            <text:p>FOM</text:p>
          </table:table-cell>
          <table:table-cell office:value-type="float" office:value="4.4246999999999996" table:formula="of:=[.C393]*0.0043" table:style-name="ce1">
            <text:p>4.4247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ighT-Molten-Salt-Power</text:p>
          </table:table-cell>
          <table:table-cell office:value-type="string" table:style-name="ce1">
            <text:p>efficiency</text:p>
          </table:table-cell>
          <table:table-cell office:value-type="float" office:value="0.42" table:style-name="ce1">
            <text:p>0.4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ighT-Molten-Salt-Power</text:p>
          </table:table-cell>
          <table:table-cell office:value-type="string" table:style-name="ce1">
            <text:p>lifeti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ighT-Molten-Salt-Energy</text:p>
          </table:table-cell>
          <table:table-cell office:value-type="string" table:style-name="ce1">
            <text:p>lifeti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LowT-Molten-Salt-Energy</text:p>
          </table:table-cell>
          <table:table-cell office:value-type="string" table:style-name="ce1">
            <text:p>investment</text:p>
          </table:table-cell>
          <table:table-cell office:value-type="float" office:value="50.064999999999998" table:formula="of:=[.C408]*0.85" table:style-name="ce1">
            <text:p>50.06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B and BOS, 0.85 of 2021 value</text:p>
          </table:table-cell>
          <table:table-cell office:value-type="string" table:style-name="ce1">
            <text:p>p.98 (p.120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owT-Molten-Salt-Power</text:p>
          </table:table-cell>
          <table:table-cell office:value-type="string" table:style-name="ce1">
            <text:p>investment</text:p>
          </table:table-cell>
          <table:table-cell office:value-type="float" office:value="808.44999999999993" table:formula="of:=851*0.95" table:style-name="ce1">
            <text:p>808.4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, 0.95 of 2021 value</text:p>
          </table:table-cell>
          <table:table-cell office:value-type="string" table:style-name="ce1">
            <text:p>p.98 (p.120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owT-Molten-Salt-Energy</text:p>
          </table:table-cell>
          <table:table-cell office:value-type="string" table:style-name="ce1">
            <text:p>investment</text:p>
          </table:table-cell>
          <table:table-cell office:value-type="float" office:value="15.019499999999999" table:formula="of:=[.C400]*0.3" table:style-name="ce1">
            <text:p>15.019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98 (p.120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owT-Molten-Salt-Energy</text:p>
          </table:table-cell>
          <table:table-cell office:value-type="string" table:style-name="ce1">
            <text:p>FOM</text:p>
          </table:table-cell>
          <table:table-cell office:value-type="float" office:value="0.21527949999999998" table:formula="of:=([.C400]*0.0043)" table:style-name="ce1">
            <text:p>0.2152795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owT-Molten-Salt-Power</text:p>
          </table:table-cell>
          <table:table-cell office:value-type="string" table:style-name="ce1">
            <text:p>FOM</text:p>
          </table:table-cell>
          <table:table-cell office:value-type="float" office:value="3.4763349999999997" table:formula="of:=[.C401]*0.0043" table:style-name="ce1">
            <text:p>3.476335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owT-Molten-Salt-Power</text:p>
          </table:table-cell>
          <table:table-cell office:value-type="string" table:style-name="ce1">
            <text:p>efficiency</text:p>
          </table:table-cell>
          <table:table-cell office:value-type="float" office:value="0.53400000000000003" table:style-name="ce1">
            <text:p>0.53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owT-Molten-Salt-Power</text:p>
          </table:table-cell>
          <table:table-cell office:value-type="string" table:style-name="ce1">
            <text:p>lifeti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owT-Molten-Salt-Energy</text:p>
          </table:table-cell>
          <table:table-cell office:value-type="string" table:style-name="ce1">
            <text:p>lifeti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LowT-Molten-Salt-Energy</text:p>
          </table:table-cell>
          <table:table-cell office:value-type="string" table:style-name="ce1">
            <text:p>investment</text:p>
          </table:table-cell>
          <table:table-cell office:value-type="float" office:value="58.9" table:style-name="ce1">
            <text:p>58.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Molten Salt SB and BOS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LowT-Molten-Salt-Power</text:p>
          </table:table-cell>
          <table:table-cell office:value-type="string" table:style-name="ce1">
            <text:p>investment</text:p>
          </table:table-cell>
          <table:table-cell office:value-type="float" office:value="834.6" table:style-name="ce1">
            <text:p>834.6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text:s/>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LowT-Molten-Salt-Energy</text:p>
          </table:table-cell>
          <table:table-cell office:value-type="string" table:style-name="ce1">
            <text:p>investment</text:p>
          </table:table-cell>
          <table:table-cell office:value-type="float" office:value="17.669999999999998" table:formula="of:=[.C408]*0.3" table:style-name="ce1">
            <text:p>17.6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LowT-Molten-Salt-Energy</text:p>
          </table:table-cell>
          <table:table-cell office:value-type="string" table:style-name="ce1">
            <text:p>FOM</text:p>
          </table:table-cell>
          <table:table-cell office:value-type="float" office:value="0.25327" table:formula="of:=([.C408]*0.0043)" table:style-name="ce1">
            <text:p>0.25327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LowT-Molten-Salt-Power</text:p>
          </table:table-cell>
          <table:table-cell office:value-type="string" table:style-name="ce1">
            <text:p>FOM</text:p>
          </table:table-cell>
          <table:table-cell office:value-type="float" office:value="3.5887800000000003" table:formula="of:=[.C409]*0.0043" table:style-name="ce1">
            <text:p>3.58878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owT-Molten-Salt-Power</text:p>
          </table:table-cell>
          <table:table-cell office:value-type="string" table:style-name="ce1">
            <text:p>efficiency</text:p>
          </table:table-cell>
          <table:table-cell office:value-type="float" office:value="0.51400000000000001" table:style-name="ce1">
            <text:p>0.51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owT-Molten-Salt-Power</text:p>
          </table:table-cell>
          <table:table-cell office:value-type="string" table:style-name="ce1">
            <text:p>lifeti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owT-Molten-Salt-Energy</text:p>
          </table:table-cell>
          <table:table-cell office:value-type="string" table:style-name="ce1">
            <text:p>lifeti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oncrete-Energy</text:p>
          </table:table-cell>
          <table:table-cell office:value-type="string" table:style-name="ce1">
            <text:p>investment</text:p>
          </table:table-cell>
          <table:table-cell office:value-type="float" office:value="20.74" table:formula="of:=[.C424]*0.85" table:style-name="ce1">
            <text:p>20.7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B and BOS, 0.85 of 2021 value</text:p>
          </table:table-cell>
          <table:table-cell office:value-type="string" table:style-name="ce1">
            <text:p>p.98 (p.120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ncrete-Power</text:p>
          </table:table-cell>
          <table:table-cell office:value-type="string" table:style-name="ce1">
            <text:p>investment</text:p>
          </table:table-cell>
          <table:table-cell office:value-type="float" office:value="808.44999999999993" table:formula="of:=851*0.95" table:style-name="ce1">
            <text:p>808.4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, 0.95 of 2021 value</text:p>
          </table:table-cell>
          <table:table-cell office:value-type="string" table:style-name="ce1">
            <text:p>p.98 (p.120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ncrete-Energy</text:p>
          </table:table-cell>
          <table:table-cell office:value-type="string" table:style-name="ce1">
            <text:p>investment</text:p>
          </table:table-cell>
          <table:table-cell office:value-type="float" office:value="6.2219999999999995" table:formula="of:=[.C416]*0.3" table:style-name="ce1">
            <text:p>6.22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98 (p.120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ncrete-Energy</text:p>
          </table:table-cell>
          <table:table-cell office:value-type="string" table:style-name="ce1">
            <text:p>FOM</text:p>
          </table:table-cell>
          <table:table-cell office:value-type="float" office:value="8.9181999999999997E-2" table:formula="of:=([.C416]*0.0043)" table:style-name="ce1">
            <text:p>0.089182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ncrete-Power</text:p>
          </table:table-cell>
          <table:table-cell office:value-type="string" table:style-name="ce1">
            <text:p>FOM</text:p>
          </table:table-cell>
          <table:table-cell office:value-type="float" office:value="3.4763349999999997" table:formula="of:=[.C417]*0.0043" table:style-name="ce1">
            <text:p>3.476335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ncrete-Power</text:p>
          </table:table-cell>
          <table:table-cell office:value-type="string" table:style-name="ce1">
            <text:p>efficiency</text:p>
          </table:table-cell>
          <table:table-cell office:value-type="float" office:value="0.43" table:style-name="ce1">
            <text:p>0.43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ncrete-Power</text:p>
          </table:table-cell>
          <table:table-cell office:value-type="string" table:style-name="ce1">
            <text:p>lifeti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ncrete-Energy</text:p>
          </table:table-cell>
          <table:table-cell office:value-type="string" table:style-name="ce1">
            <text:p>lifeti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oncrete-Energy</text:p>
          </table:table-cell>
          <table:table-cell office:value-type="string" table:style-name="ce1">
            <text:p>investment</text:p>
          </table:table-cell>
          <table:table-cell office:value-type="float" office:value="24.4" table:style-name="ce1">
            <text:p>24.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Molten Salt SB and BOS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Concrete-Power</text:p>
          </table:table-cell>
          <table:table-cell office:value-type="string" table:style-name="ce1">
            <text:p>investment</text:p>
          </table:table-cell>
          <table:table-cell office:value-type="float" office:value="1029.5999999999999" table:style-name="ce1">
            <text:p>1029.6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text:s/>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Concrete-Energy</text:p>
          </table:table-cell>
          <table:table-cell office:value-type="string" table:style-name="ce1">
            <text:p>investmen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Concrete-Energy</text:p>
          </table:table-cell>
          <table:table-cell office:value-type="string" table:style-name="ce1">
            <text:p>FOM</text:p>
          </table:table-cell>
          <table:table-cell office:value-type="float" office:value="0.10492" table:formula="of:=([.C424]*0.0043)" table:style-name="ce1">
            <text:p>0.10492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Concrete-Power</text:p>
          </table:table-cell>
          <table:table-cell office:value-type="string" table:style-name="ce1">
            <text:p>FOM</text:p>
          </table:table-cell>
          <table:table-cell office:value-type="float" office:value="4.4272799999999997" table:formula="of:=[.C425]*0.0043" table:style-name="ce1">
            <text:p>4.42728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Concrete-Power</text:p>
          </table:table-cell>
          <table:table-cell office:value-type="string" table:style-name="ce1">
            <text:p>efficiency</text:p>
          </table:table-cell>
          <table:table-cell office:value-type="float" office:value="0.41" table:style-name="ce1">
            <text:p>0.4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Concrete-Power</text:p>
          </table:table-cell>
          <table:table-cell office:value-type="string" table:style-name="ce1">
            <text:p>lifeti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Concrete-Energy</text:p>
          </table:table-cell>
          <table:table-cell office:value-type="string" table:style-name="ce1">
            <text:p>lifeti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office:value-type="float" office:value="2021" table:style-name="ce1">
            <text:p>2021</text:p>
          </table:table-cell>
          <table:table-cell table:number-columns-repeated="16374"/>
        </table:table-row>
        <table:table-row table:number-rows-repeated="10481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creator>Max</dc:creator>
    <meta:creation-date>2022-11-15T18:19:57Z</meta:creation-date>
    <dc:date>2022-11-28T13:02:23Z</dc:date>
    <meta:editing-cycles>4</meta:editing-cycles>
    <meta:editing-duration>PT887S</meta:editing-duration>
  </office:meta>
</office:document-meta>
</file>